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language="en" fo:country="GB" style:language-asian="en" style:country-asian="GB" style:language-complex="ar" style:country-complex="SA"/>
    </style:style>
    <style:style style:name="P3" style:parent-style-name="Titre2" style:family="paragraph"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P4" style:parent-style-name="Normal" style:family="paragraph">
      <style:text-properties fo:language="en" fo:country="GB"/>
    </style:style>
    <style:style style:name="TableColumn6" style:family="table-column">
      <style:table-column-properties style:column-width="3.1465in"/>
    </style:style>
    <style:style style:name="TableColumn7" style:family="table-column">
      <style:table-column-properties style:column-width="3.1465in"/>
    </style:style>
    <style:style style:name="Table5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Row13" style:family="table-row">
      <style:table-row-properties style:min-row-height="0.3333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/>
    </style:style>
    <style:style style:name="T23" style:parent-style-name="Policepardéfau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GB" style:language-asian="en" style:country-asian="GB" style:language-complex="ar" style:country-complex="SA"/>
    </style:style>
    <style:style style:name="TableRow29" style:family="table-row">
      <style:table-row-properties style:min-row-height="0.3388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GB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GB" style:language-complex="ar" style:country-complex="SA"/>
    </style:style>
    <style:style style:name="TableRow34" style:family="table-row">
      <style:table-row-properties style:min-row-height="0.2902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GB" style:language-complex="ar" style:country-complex="SA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GB" style:language-complex="ar" style:country-complex="SA"/>
    </style:style>
    <style:style style:name="P39" style:parent-style-name="Normal" style:family="paragraph">
      <style:text-properties style:language-asian="en" style:country-asian="GB" style:language-complex="ar" style:country-complex="SA"/>
    </style:style>
    <style:style style:name="P40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/>
    </style:style>
    <style:style style:name="P41" style:parent-style-name="Titre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4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T47" style:parent-style-name="Policepardéfaut" style:family="text">
      <style:text-properties fo:language="en" fo:country="GB"/>
    </style:style>
    <style:style style:name="T4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9" style:parent-style-name="Policepardéfaut" style:family="text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3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4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T56" style:parent-style-name="Policepardéfaut" style:family="text">
      <style:text-properties fo:language="en" fo:country="GB"/>
    </style:style>
    <style:style style:name="T57" style:parent-style-name="Policepardéfaut" style:family="text">
      <style:text-properties fo:font-weight="bold" style:font-weight-asian="bold" style:font-weight-complex="bold" fo:color="#660066" fo:language="en" fo:country="GB"/>
    </style:style>
    <style:style style:name="P58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59" style:parent-style-name="Standard" style:family="paragraph">
      <style:paragraph-properties fo:margin-left="0.4923in" fo:text-indent="0.4923in">
        <style:tab-stops/>
      </style:paragraph-properties>
    </style:style>
    <style:style style:name="T6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1" style:parent-style-name="Policepardéfaut" style:family="text">
      <style:text-properties fo:language="en" fo:country="GB"/>
    </style:style>
    <style:style style:name="P6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64" style:parent-style-name="Policepardéfaut" style:family="text">
      <style:text-properties fo:language="en" fo:country="GB"/>
    </style:style>
    <style:style style:name="T65" style:parent-style-name="Policepardéfaut" style:family="text">
      <style:text-properties fo:language="en" fo:country="GB"/>
    </style:style>
    <style:style style:name="T6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7" style:parent-style-name="Policepardéfaut" style:family="text">
      <style:text-properties fo:language="en" fo:country="GB"/>
    </style:style>
    <style:style style:name="P68" style:parent-style-name="Normal" style:family="paragraph">
      <style:paragraph-properties fo:margin-left="0.4923in" fo:text-indent="0.4923in">
        <style:tab-stops/>
      </style:paragraph-properties>
    </style:style>
    <style:style style:name="T6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70" style:parent-style-name="Normal" style:family="paragraph">
      <style:text-properties fo:language="en" fo:country="GB"/>
    </style:style>
    <style:style style:name="T71" style:parent-style-name="Policepardéfaut" style:family="text">
      <style:text-properties fo:language="en" fo:country="GB"/>
    </style:style>
    <style:style style:name="T72" style:parent-style-name="Policepardéfaut" style:family="text">
      <style:text-properties fo:language="en" fo:country="GB"/>
    </style:style>
    <style:style style:name="T7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4" style:parent-style-name="Policepardéfaut" style:family="text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T76" style:parent-style-name="Policepardéfaut" style:family="text">
      <style:text-properties fo:language="en" fo:country="GB"/>
    </style:style>
    <style:style style:name="T77" style:parent-style-name="Policepardéfaut" style:family="text">
      <style:text-properties fo:language="en" fo:country="GB"/>
    </style:style>
    <style:style style:name="T78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79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0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1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2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3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4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5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6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7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8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89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0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1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2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3" style:parent-style-name="Normal" style:family="paragraph">
      <style:paragraph-properties fo:margin-left="0.4923in" fo:text-indent="0.4923in">
        <style:tab-stops/>
      </style:paragraph-properties>
    </style:style>
    <style:style style:name="T9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5" style:parent-style-name="Policepardéfaut" style:family="text">
      <style:text-properties fo:language="en" fo:country="GB"/>
    </style:style>
    <style:style style:name="P96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7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8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9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0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1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2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3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4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5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6" style:parent-style-name="Normal" style:family="paragraph">
      <style:paragraph-properties fo:margin-left="0.4923in" fo:text-indent="0.4923in">
        <style:tab-stops/>
      </style:paragraph-properties>
    </style:style>
    <style:style style:name="T107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T108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09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110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111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112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/>
    </style:style>
    <style:style style:name="P113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/>
    </style:style>
    <style:style style:name="P114" style:parent-style-name="Paragraphedeliste" style:family="paragraph"/>
    <style:style style:name="T115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16" style:parent-style-name="Paragraphedeliste" style:family="paragraph"/>
    <style:style style:name="T117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18" style:parent-style-name="Paragraphedeliste" style:family="paragraph"/>
    <style:style style:name="T119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20" style:parent-style-name="Paragraphedeliste" style:family="paragraph"/>
    <style:style style:name="T121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22" style:parent-style-name="Paragraphedeliste" style:family="paragraph"/>
    <style:style style:name="T123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24" style:parent-style-name="Normal" style:family="paragraph">
      <style:text-properties fo:language="en" fo:country="GB"/>
    </style:style>
    <style:style style:name="P125" style:parent-style-name="Normal" style:family="paragraph">
      <style:paragraph-properties fo:margin-left="0.4923in" fo:text-indent="0.4923in">
        <style:tab-stops/>
      </style:paragraph-properties>
    </style:style>
    <style:style style:name="T12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27" style:parent-style-name="Policepardéfaut" style:family="text">
      <style:text-properties fo:language="en" fo:country="GB"/>
    </style:style>
    <style:style style:name="P12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2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1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3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39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140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41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42" style:parent-style-name="Standard" style:family="paragraph">
      <style:paragraph-properties fo:margin-left="0.4923in" fo:text-indent="0.4923in">
        <style:tab-stops/>
      </style:paragraph-properties>
    </style:style>
    <style:style style:name="T14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44" style:parent-style-name="Policepardéfaut" style:family="text">
      <style:text-properties fo:language="en" fo:country="GB"/>
    </style:style>
    <style:style style:name="P14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4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47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148" style:parent-style-name="Policepardéfaut" style:family="text">
      <style:text-properties fo:language="en" fo:country="GB"/>
    </style:style>
    <style:style style:name="T149" style:parent-style-name="Policepardéfaut" style:family="text">
      <style:text-properties fo:language="en" fo:country="GB"/>
    </style:style>
    <style:style style:name="T15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51" style:parent-style-name="Normal" style:family="paragraph">
      <style:text-properties fo:language="en" fo:country="GB"/>
    </style:style>
    <style:style style:name="P152" style:parent-style-name="Normal" style:family="paragraph">
      <style:paragraph-properties fo:margin-left="0.4923in" fo:text-indent="0.4923in">
        <style:tab-stops/>
      </style:paragraph-properties>
    </style:style>
    <style:style style:name="T15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54" style:parent-style-name="Policepardéfaut" style:family="text">
      <style:text-properties fo:language="en" fo:country="GB"/>
    </style:style>
    <style:style style:name="P15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T156" style:parent-style-name="Policepardéfaut" style:family="text">
      <style:text-properties fo:language="en" fo:country="GB"/>
    </style:style>
    <style:style style:name="T157" style:parent-style-name="Policepardéfaut" style:family="text">
      <style:text-properties fo:language="en" fo:country="GB"/>
    </style:style>
    <style:style style:name="T158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59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60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61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62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63" style:parent-style-name="Normal" style:family="paragraph">
      <style:paragraph-properties fo:margin-left="0.4923in" fo:text-indent="0.4923in">
        <style:tab-stops/>
      </style:paragraph-properties>
    </style:style>
    <style:style style:name="T16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65" style:parent-style-name="Policepardéfaut" style:family="text">
      <style:text-properties fo:language="en" fo:country="GB"/>
    </style:style>
    <style:style style:name="P16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6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6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6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1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17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4" style:parent-style-name="Normal" style:family="paragraph">
      <style:paragraph-properties fo:margin-left="0.4923in" fo:text-indent="0.4923in">
        <style:tab-stops/>
      </style:paragraph-properties>
    </style:style>
    <style:style style:name="T17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76" style:parent-style-name="Policepardéfaut" style:family="text">
      <style:text-properties fo:language="en" fo:country="GB"/>
    </style:style>
    <style:style style:name="P17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7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0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8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86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87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188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189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190" style:parent-style-name="Standard" style:family="paragraph">
      <style:paragraph-properties fo:margin-left="0.4923in" fo:text-indent="0.4923in">
        <style:tab-stops/>
      </style:paragraph-properties>
    </style:style>
    <style:style style:name="T19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92" style:parent-style-name="Policepardéfaut" style:family="text">
      <style:text-properties fo:language="en" fo:country="GB"/>
    </style:style>
    <style:style style:name="P19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194" style:parent-style-name="Standard" style:family="paragraph">
      <style:text-properties fo:language="en" fo:country="GB"/>
    </style:style>
    <style:style style:name="P195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196" style:parent-style-name="Policepardéfaut" style:family="text">
      <style:text-properties fo:language="en" fo:country="GB"/>
    </style:style>
    <style:style style:name="T197" style:parent-style-name="Policepardéfaut" style:family="text">
      <style:text-properties fo:language="en" fo:country="GB"/>
    </style:style>
    <style:style style:name="T198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99" style:parent-style-name="Normal" style:family="paragraph">
      <style:text-properties fo:font-weight="bold" style:font-weight-asian="bold" style:font-weight-complex="bold" fo:color="#C5000B" fo:language="en" fo:country="GB"/>
    </style:style>
    <style:style style:name="P200" style:parent-style-name="Normal" style:family="paragraph">
      <style:paragraph-properties fo:margin-left="0.4923in" fo:text-indent="0.4923in">
        <style:tab-stops/>
      </style:paragraph-properties>
    </style:style>
    <style:style style:name="T20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02" style:parent-style-name="Policepardéfaut" style:family="text">
      <style:text-properties fo:language="en" fo:country="GB"/>
    </style:style>
    <style:style style:name="P20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04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05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06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07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08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09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0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1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2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3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14" style:parent-style-name="Normal" style:family="paragraph">
      <style:text-properties fo:language="en" fo:country="GB"/>
    </style:style>
    <style:style style:name="P215" style:parent-style-name="Normal" style:family="paragraph">
      <style:text-properties fo:language="en" fo:country="GB"/>
    </style:style>
    <style:style style:name="P216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217" style:parent-style-name="Standard" style:family="paragraph">
      <style:text-properties fo:language="en" fo:country="GB"/>
    </style:style>
    <style:style style:name="P218" style:parent-style-name="Standard" style:family="paragraph">
      <style:paragraph-properties fo:margin-left="0.4923in" fo:text-indent="0.4923in">
        <style:tab-stops/>
      </style:paragraph-properties>
    </style:style>
    <style:style style:name="T21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20" style:parent-style-name="Policepardéfaut" style:family="text">
      <style:text-properties fo:language="en" fo:country="GB"/>
    </style:style>
    <style:style style:name="P22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2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23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224" style:parent-style-name="Policepardéfaut" style:family="text">
      <style:text-properties fo:language="en" fo:country="GB"/>
    </style:style>
    <style:style style:name="T225" style:parent-style-name="Policepardéfaut" style:family="text">
      <style:text-properties fo:language="en" fo:country="GB"/>
    </style:style>
    <style:style style:name="T22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27" style:parent-style-name="Normal" style:family="paragraph">
      <style:text-properties fo:font-weight="bold" style:font-weight-asian="bold" style:font-weight-complex="bold" fo:color="#C5000B" fo:language="en" fo:country="GB"/>
    </style:style>
    <style:style style:name="P228" style:parent-style-name="Normal" style:family="paragraph">
      <style:paragraph-properties fo:margin-left="0.4923in" fo:text-indent="0.4923in">
        <style:tab-stops/>
      </style:paragraph-properties>
    </style:style>
    <style:style style:name="T22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30" style:parent-style-name="Policepardéfaut" style:family="text">
      <style:text-properties fo:language="en" fo:country="GB"/>
    </style:style>
    <style:style style:name="P23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32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33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34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35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36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37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38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39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0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1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2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3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4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5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46" style:parent-style-name="Normal" style:family="paragraph">
      <style:paragraph-properties fo:margin-left="0.4923in" fo:text-indent="0.4923in">
        <style:tab-stops/>
      </style:paragraph-properties>
    </style:style>
    <style:style style:name="T24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48" style:parent-style-name="Policepardéfaut" style:family="text">
      <style:text-properties fo:language="en" fo:country="GB"/>
    </style:style>
    <style:style style:name="P24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5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5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52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25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54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55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56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57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258" style:parent-style-name="Normal" style:family="paragraph">
      <style:paragraph-properties fo:margin-left="0.4923in" fo:text-inden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259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260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61" style:parent-style-name="Standard" style:family="paragraph">
      <style:paragraph-properties fo:margin-left="0.4923in" fo:text-indent="0.4923in">
        <style:tab-stops/>
      </style:paragraph-properties>
    </style:style>
    <style:style style:name="T262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63" style:parent-style-name="Policepardéfaut" style:family="text">
      <style:text-properties fo:language="en" fo:country="GB"/>
    </style:style>
    <style:style style:name="P26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6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66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267" style:parent-style-name="Policepardéfaut" style:family="text">
      <style:text-properties fo:language="en" fo:country="GB"/>
    </style:style>
    <style:style style:name="T268" style:parent-style-name="Policepardéfaut" style:family="text">
      <style:text-properties fo:language="en" fo:country="GB"/>
    </style:style>
    <style:style style:name="T26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270" style:parent-style-name="Normal" style:family="paragraph">
      <style:text-properties fo:font-weight="bold" style:font-weight-asian="bold" style:font-weight-complex="bold" fo:color="#C5000B" fo:language="en" fo:country="GB"/>
    </style:style>
    <style:style style:name="P271" style:parent-style-name="Normal" style:family="paragraph">
      <style:paragraph-properties fo:margin-left="0.4923in" fo:text-indent="0.4923in">
        <style:tab-stops/>
      </style:paragraph-properties>
    </style:style>
    <style:style style:name="T272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73" style:parent-style-name="Policepardéfaut" style:family="text">
      <style:text-properties fo:language="en" fo:country="GB"/>
    </style:style>
    <style:style style:name="P27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7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7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7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7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7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0" style:parent-style-name="Normal" style:family="paragraph">
      <style:paragraph-properties fo:margin-left="0.4923in" fo:text-indent="0.4923in">
        <style:tab-stops/>
      </style:paragraph-properties>
    </style:style>
    <style:style style:name="T28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82" style:parent-style-name="Policepardéfaut" style:family="text">
      <style:text-properties fo:language="en" fo:country="GB"/>
    </style:style>
    <style:style style:name="P28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6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28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8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1" style:parent-style-name="Normal" style:family="paragraph">
      <style:paragraph-properties fo:margin-left="1.477in">
        <style:tab-stops/>
      </style:paragraph-properties>
      <style:text-properties fo:language="en" fo:country="GB"/>
    </style:style>
    <style:style style:name="P29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295" style:parent-style-name="Normal" style:family="paragraph">
      <style:text-properties fo:language="en" fo:country="GB"/>
    </style:style>
    <style:style style:name="P296" style:parent-style-name="Standard" style:family="paragraph">
      <style:paragraph-properties fo:text-indent="0.4923in"/>
      <style:text-properties fo:font-weight="bold" style:font-weight-asian="bold" style:font-weight-complex="bold" fo:color="#C5000B" fo:language="en" fo:country="GB"/>
    </style:style>
    <style:style style:name="P297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298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299" style:parent-style-name="Standard" style:family="paragraph">
      <style:paragraph-properties fo:margin-left="0.4923in" fo:text-indent="0.4923in">
        <style:tab-stops/>
      </style:paragraph-properties>
    </style:style>
    <style:style style:name="T30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01" style:parent-style-name="Policepardéfaut" style:family="text">
      <style:text-properties fo:language="en" fo:country="GB"/>
    </style:style>
    <style:style style:name="P30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0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04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305" style:parent-style-name="Policepardéfaut" style:family="text">
      <style:text-properties fo:language="en" fo:country="GB"/>
    </style:style>
    <style:style style:name="T306" style:parent-style-name="Policepardéfaut" style:family="text">
      <style:text-properties fo:language="en" fo:country="GB"/>
    </style:style>
    <style:style style:name="T307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308" style:parent-style-name="Normal" style:family="paragraph">
      <style:text-properties fo:font-weight="bold" style:font-weight-asian="bold" style:font-weight-complex="bold" fo:color="#C5000B" fo:language="en" fo:country="GB"/>
    </style:style>
    <style:style style:name="P309" style:parent-style-name="Normal" style:family="paragraph">
      <style:paragraph-properties fo:margin-left="0.4923in" fo:text-indent="0.4923in">
        <style:tab-stops/>
      </style:paragraph-properties>
    </style:style>
    <style:style style:name="T31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11" style:parent-style-name="Policepardéfaut" style:family="text">
      <style:text-properties fo:language="en" fo:country="GB"/>
    </style:style>
    <style:style style:name="P31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1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1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1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1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1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18" style:parent-style-name="Normal" style:family="paragraph">
      <style:paragraph-properties fo:margin-left="0.4923in" fo:text-indent="0.4923in">
        <style:tab-stops/>
      </style:paragraph-properties>
    </style:style>
    <style:style style:name="T31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20" style:parent-style-name="Policepardéfaut" style:family="text">
      <style:text-properties fo:language="en" fo:country="GB"/>
    </style:style>
    <style:style style:name="P32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4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32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2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33" style:parent-style-name="Standard" style:family="paragraph">
      <style:paragraph-properties fo:margin-left="0.4923in" fo:text-inden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334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335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336" style:parent-style-name="Standard" style:family="paragraph">
      <style:paragraph-properties fo:margin-left="0.4923in" fo:text-indent="0.4923in">
        <style:tab-stops/>
      </style:paragraph-properties>
    </style:style>
    <style:style style:name="T33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38" style:parent-style-name="Policepardéfaut" style:family="text">
      <style:text-properties fo:language="en" fo:country="GB"/>
    </style:style>
    <style:style style:name="P33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4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41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342" style:parent-style-name="Policepardéfaut" style:family="text">
      <style:text-properties fo:language="en" fo:country="GB"/>
    </style:style>
    <style:style style:name="T343" style:parent-style-name="Policepardéfaut" style:family="text">
      <style:text-properties fo:language="en" fo:country="GB"/>
    </style:style>
    <style:style style:name="T34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345" style:parent-style-name="Normal" style:family="paragraph">
      <style:text-properties fo:font-weight="bold" style:font-weight-asian="bold" style:font-weight-complex="bold" fo:color="#C5000B" fo:language="en" fo:country="GB"/>
    </style:style>
    <style:style style:name="P346" style:parent-style-name="Normal" style:family="paragraph">
      <style:paragraph-properties fo:margin-left="0.4923in" fo:text-indent="0.4923in">
        <style:tab-stops/>
      </style:paragraph-properties>
    </style:style>
    <style:style style:name="T34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48" style:parent-style-name="Policepardéfaut" style:family="text">
      <style:text-properties fo:language="en" fo:country="GB"/>
    </style:style>
    <style:style style:name="P34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5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5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5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5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5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55" style:parent-style-name="Normal" style:family="paragraph">
      <style:paragraph-properties fo:margin-left="0.4923in" fo:text-indent="0.4923in">
        <style:tab-stops/>
      </style:paragraph-properties>
    </style:style>
    <style:style style:name="T35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57" style:parent-style-name="Policepardéfaut" style:family="text">
      <style:text-properties fo:language="en" fo:country="GB"/>
    </style:style>
    <style:style style:name="P35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5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1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36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6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0" style:parent-style-name="Standard" style:family="paragraph">
      <style:paragraph-properties fo:margin-left="0.4923in" fo:text-inden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371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372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373" style:parent-style-name="Standard" style:family="paragraph">
      <style:paragraph-properties fo:margin-left="0.4923in" fo:text-indent="0.4923in">
        <style:tab-stops/>
      </style:paragraph-properties>
    </style:style>
    <style:style style:name="T37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75" style:parent-style-name="Policepardéfaut" style:family="text">
      <style:text-properties fo:language="en" fo:country="GB"/>
    </style:style>
    <style:style style:name="P37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78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379" style:parent-style-name="Policepardéfaut" style:family="text">
      <style:text-properties fo:language="en" fo:country="GB"/>
    </style:style>
    <style:style style:name="T380" style:parent-style-name="Policepardéfaut" style:family="text">
      <style:text-properties fo:language="en" fo:country="GB"/>
    </style:style>
    <style:style style:name="T381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382" style:parent-style-name="Normal" style:family="paragraph">
      <style:text-properties fo:font-weight="bold" style:font-weight-asian="bold" style:font-weight-complex="bold" fo:color="#C5000B" fo:language="en" fo:country="GB"/>
    </style:style>
    <style:style style:name="P383" style:parent-style-name="Normal" style:family="paragraph">
      <style:paragraph-properties fo:margin-left="0.4923in" fo:text-indent="0.4923in">
        <style:tab-stops/>
      </style:paragraph-properties>
    </style:style>
    <style:style style:name="T38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85" style:parent-style-name="Policepardéfaut" style:family="text">
      <style:text-properties fo:language="en" fo:country="GB"/>
    </style:style>
    <style:style style:name="P38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8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8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8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9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9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92" style:parent-style-name="Normal" style:family="paragraph">
      <style:paragraph-properties fo:margin-left="0.4923in" fo:text-indent="0.4923in">
        <style:tab-stops/>
      </style:paragraph-properties>
    </style:style>
    <style:style style:name="T39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394" style:parent-style-name="Policepardéfaut" style:family="text">
      <style:text-properties fo:language="en" fo:country="GB"/>
    </style:style>
    <style:style style:name="P39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9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97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398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39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06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407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408" style:parent-style-name="Standard" style:family="paragraph">
      <style:paragraph-properties fo:margin-left="0.4923in" fo:text-indent="0.4923in">
        <style:tab-stops/>
      </style:paragraph-properties>
    </style:style>
    <style:style style:name="T40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10" style:parent-style-name="Policepardéfaut" style:family="text">
      <style:text-properties fo:language="en" fo:country="GB"/>
    </style:style>
    <style:style style:name="P41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1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13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414" style:parent-style-name="Policepardéfaut" style:family="text">
      <style:text-properties fo:language="en" fo:country="GB"/>
    </style:style>
    <style:style style:name="T415" style:parent-style-name="Policepardéfaut" style:family="text">
      <style:text-properties fo:language="en" fo:country="GB"/>
    </style:style>
    <style:style style:name="T41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417" style:parent-style-name="Normal" style:family="paragraph">
      <style:text-properties fo:font-weight="bold" style:font-weight-asian="bold" style:font-weight-complex="bold" fo:color="#C5000B" fo:language="en" fo:country="GB"/>
    </style:style>
    <style:style style:name="P418" style:parent-style-name="Normal" style:family="paragraph">
      <style:paragraph-properties fo:margin-left="0.4923in" fo:text-indent="0.4923in">
        <style:tab-stops/>
      </style:paragraph-properties>
    </style:style>
    <style:style style:name="T41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20" style:parent-style-name="Policepardéfaut" style:family="text">
      <style:text-properties fo:language="en" fo:country="GB"/>
    </style:style>
    <style:style style:name="P42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2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2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2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2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26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27" style:parent-style-name="Normal" style:family="paragraph">
      <style:paragraph-properties fo:margin-left="0.4923in" fo:text-indent="0.4923in">
        <style:tab-stops/>
      </style:paragraph-properties>
    </style:style>
    <style:style style:name="T42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29" style:parent-style-name="Policepardéfaut" style:family="text">
      <style:text-properties fo:language="en" fo:country="GB"/>
    </style:style>
    <style:style style:name="P43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3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434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3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4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41" style:parent-style-name="Normal" style:family="paragraph">
      <style:text-properties fo:language="en" fo:country="GB"/>
    </style:style>
    <style:style style:name="P442" style:parent-style-name="Normal" style:family="paragraph">
      <style:text-properties fo:font-weight="bold" style:font-weight-asian="bold" style:font-weight-complex="bold" fo:color="#C5000B" fo:language="en" fo:country="GB"/>
    </style:style>
    <style:style style:name="P443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444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445" style:parent-style-name="Standard" style:family="paragraph">
      <style:paragraph-properties fo:margin-left="0.4923in" fo:text-indent="0.4923in">
        <style:tab-stops/>
      </style:paragraph-properties>
    </style:style>
    <style:style style:name="T44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47" style:parent-style-name="Policepardéfaut" style:family="text">
      <style:text-properties fo:language="en" fo:country="GB"/>
    </style:style>
    <style:style style:name="P44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4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50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451" style:parent-style-name="Policepardéfaut" style:family="text">
      <style:text-properties fo:language="en" fo:country="GB"/>
    </style:style>
    <style:style style:name="T452" style:parent-style-name="Policepardéfaut" style:family="text">
      <style:text-properties fo:language="en" fo:country="GB"/>
    </style:style>
    <style:style style:name="T45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454" style:parent-style-name="Normal" style:family="paragraph">
      <style:text-properties fo:font-weight="bold" style:font-weight-asian="bold" style:font-weight-complex="bold" fo:color="#C5000B" fo:language="en" fo:country="GB"/>
    </style:style>
    <style:style style:name="P455" style:parent-style-name="Normal" style:family="paragraph">
      <style:paragraph-properties fo:margin-left="0.4923in" fo:text-indent="0.4923in">
        <style:tab-stops/>
      </style:paragraph-properties>
    </style:style>
    <style:style style:name="T45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57" style:parent-style-name="Policepardéfaut" style:family="text">
      <style:text-properties fo:language="en" fo:country="GB"/>
    </style:style>
    <style:style style:name="P45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59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60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61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62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63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464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465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466" style:parent-style-name="Normal" style:family="paragraph">
      <style:text-properties style:font-name="Helvetica" style:font-name-complex="Helvetica" fo:font-size="9pt" style:font-size-asian="9pt" style:font-size-complex="9pt" fo:background-color="#FAFAFA" style:text-underline-type="single" style:text-underline-style="solid" style:text-underline-width="auto" style:text-underline-mode="continuous" fo:language="en" fo:country="GB"/>
    </style:style>
    <style:style style:name="P467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468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469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470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471" style:parent-style-name="Standard" style:family="paragraph">
      <style:paragraph-properties fo:margin-left="0.4923in" fo:text-indent="0.4923in">
        <style:tab-stops/>
      </style:paragraph-properties>
    </style:style>
    <style:style style:name="T472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73" style:parent-style-name="Policepardéfaut" style:family="text">
      <style:text-properties fo:language="en" fo:country="GB"/>
    </style:style>
    <style:style style:name="P47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7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76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477" style:parent-style-name="Policepardéfaut" style:family="text">
      <style:text-properties fo:language="en" fo:country="GB"/>
    </style:style>
    <style:style style:name="T478" style:parent-style-name="Policepardéfaut" style:family="text">
      <style:text-properties fo:language="en" fo:country="GB"/>
    </style:style>
    <style:style style:name="T47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480" style:parent-style-name="Normal" style:family="paragraph">
      <style:paragraph-properties fo:margin-left="0.4923in" fo:text-indent="0.4923in">
        <style:tab-stops/>
      </style:paragraph-properties>
    </style:style>
    <style:style style:name="T48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82" style:parent-style-name="Policepardéfaut" style:family="text">
      <style:text-properties fo:language="en" fo:country="GB"/>
    </style:style>
    <style:style style:name="P48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484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85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86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87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488" style:parent-style-name="Normal" style:family="paragraph">
      <style:text-properties fo:language="en" fo:country="GB"/>
    </style:style>
    <style:style style:name="T489" style:parent-style-name="Policepardéfaut" style:family="text">
      <style:text-properties fo:language="en" fo:country="GB"/>
    </style:style>
    <style:style style:name="T490" style:parent-style-name="Policepardéfaut" style:family="text">
      <style:text-properties fo:language="en" fo:country="GB"/>
    </style:style>
    <style:style style:name="T49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P492" style:parent-style-name="Normal" style:family="paragraph">
      <style:paragraph-properties fo:margin-left="0.9847in" fo:text-indent="0.0076in">
        <style:tab-stops/>
      </style:paragraph-properties>
      <style:text-properties fo:language="en" fo:country="GB"/>
    </style:style>
    <style:style style:name="P493" style:parent-style-name="Normal" style:family="paragraph">
      <style:text-properties fo:language="en" fo:country="GB"/>
    </style:style>
    <style:style style:name="P494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495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496" style:parent-style-name="Standard" style:family="paragraph">
      <style:paragraph-properties fo:margin-left="0.4923in" fo:text-indent="0.4923in">
        <style:tab-stops/>
      </style:paragraph-properties>
    </style:style>
    <style:style style:name="T49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498" style:parent-style-name="Policepardéfaut" style:family="text">
      <style:text-properties fo:language="en" fo:country="GB"/>
    </style:style>
    <style:style style:name="P49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0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01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502" style:parent-style-name="Policepardéfaut" style:family="text">
      <style:text-properties fo:language="en" fo:country="GB"/>
    </style:style>
    <style:style style:name="T503" style:parent-style-name="Policepardéfaut" style:family="text">
      <style:text-properties fo:language="en" fo:country="GB"/>
    </style:style>
    <style:style style:name="T50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505" style:parent-style-name="Normal" style:family="paragraph">
      <style:paragraph-properties fo:margin-left="0.4923in" fo:text-indent="0.4923in">
        <style:tab-stops/>
      </style:paragraph-properties>
    </style:style>
    <style:style style:name="T50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07" style:parent-style-name="Policepardéfaut" style:family="text">
      <style:text-properties fo:language="en" fo:country="GB"/>
    </style:style>
    <style:style style:name="P50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0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10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1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12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13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14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15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16" style:parent-style-name="Standard" style:family="paragraph">
      <style:paragraph-properties fo:text-indent="0.4923in"/>
      <style:text-properties fo:font-weight="bold" style:font-weight-asian="bold" style:font-weight-complex="bold" fo:color="#660066" fo:language="en" fo:country="GB"/>
    </style:style>
    <style:style style:name="P517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518" style:parent-style-name="Standard" style:family="paragraph">
      <style:paragraph-properties fo:margin-left="0.4923in" fo:text-indent="0.4923in">
        <style:tab-stops/>
      </style:paragraph-properties>
    </style:style>
    <style:style style:name="T51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20" style:parent-style-name="Policepardéfaut" style:family="text">
      <style:text-properties fo:language="en" fo:country="GB"/>
    </style:style>
    <style:style style:name="P52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2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23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524" style:parent-style-name="Policepardéfaut" style:family="text">
      <style:text-properties fo:language="en" fo:country="GB"/>
    </style:style>
    <style:style style:name="T525" style:parent-style-name="Policepardéfaut" style:family="text">
      <style:text-properties fo:language="en" fo:country="GB"/>
    </style:style>
    <style:style style:name="T52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527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28" style:parent-style-name="Normal" style:family="paragraph">
      <style:paragraph-properties fo:margin-left="0.4923in" fo:text-indent="0.4923in">
        <style:tab-stops/>
      </style:paragraph-properties>
    </style:style>
    <style:style style:name="T52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30" style:parent-style-name="Policepardéfaut" style:family="text">
      <style:text-properties fo:language="en" fo:country="GB"/>
    </style:style>
    <style:style style:name="P53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32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33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34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35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536" style:parent-style-name="Normal" style:family="paragraph">
      <style:text-properties fo:language="en" fo:country="GB"/>
    </style:style>
    <style:style style:name="P537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38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539" style:parent-style-name="Standard" style:family="paragraph">
      <style:text-properties fo:language="en" fo:country="GB"/>
    </style:style>
    <style:style style:name="T540" style:parent-style-name="Policepardéfaut" style:family="text">
      <style:text-properties fo:language="en" fo:country="GB"/>
    </style:style>
    <style:style style:name="T541" style:parent-style-name="Policepardéfaut" style:family="text">
      <style:text-properties fo:font-weight="bold" style:font-weight-asian="bold" style:font-weight-complex="bold" fo:color="#660066" fo:language="en" fo:country="GB"/>
    </style:style>
    <style:style style:name="P542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543" style:parent-style-name="Standard" style:family="paragraph">
      <style:text-properties fo:language="en" fo:country="GB"/>
    </style:style>
    <style:style style:name="P544" style:parent-style-name="Standard" style:family="paragraph">
      <style:paragraph-properties fo:margin-left="1.2347in">
        <style:tab-stops/>
      </style:paragraph-properties>
      <style:text-properties fo:language="en" fo:country="GB"/>
    </style:style>
    <style:style style:name="P545" style:parent-style-name="Standard" style:family="paragraph">
      <style:paragraph-properties fo:margin-left="0.4923in" fo:text-indent="0.4923in">
        <style:tab-stops/>
      </style:paragraph-properties>
    </style:style>
    <style:style style:name="T54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47" style:parent-style-name="Policepardéfaut" style:family="text">
      <style:text-properties fo:language="en" fo:country="GB"/>
    </style:style>
    <style:style style:name="P54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4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50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551" style:parent-style-name="Policepardéfaut" style:family="text">
      <style:text-properties fo:language="en" fo:country="GB"/>
    </style:style>
    <style:style style:name="T552" style:parent-style-name="Policepardéfaut" style:family="text">
      <style:text-properties fo:language="en" fo:country="GB"/>
    </style:style>
    <style:style style:name="T55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554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55" style:parent-style-name="Normal" style:family="paragraph">
      <style:paragraph-properties fo:margin-left="0.4923in" fo:text-indent="0.4923in">
        <style:tab-stops/>
      </style:paragraph-properties>
    </style:style>
    <style:style style:name="T55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57" style:parent-style-name="Policepardéfaut" style:family="text">
      <style:text-properties fo:language="en" fo:country="GB"/>
    </style:style>
    <style:style style:name="P558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5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6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6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6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6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6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6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6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6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6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69" style:parent-style-name="Standard" style:family="paragraph">
      <style:text-properties fo:language="en" fo:country="GB"/>
    </style:style>
    <style:style style:name="P570" style:parent-style-name="Standard" style:family="paragraph">
      <style:text-properties fo:language="en" fo:country="GB"/>
    </style:style>
    <style:style style:name="P571" style:parent-style-name="Standard" style:family="paragraph">
      <style:paragraph-properties fo:margin-left="0.4923in" fo:text-indent="0.4923in">
        <style:tab-stops/>
      </style:paragraph-properties>
    </style:style>
    <style:style style:name="T572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73" style:parent-style-name="Policepardéfaut" style:family="text">
      <style:text-properties fo:language="en" fo:country="GB"/>
    </style:style>
    <style:style style:name="P57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7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76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577" style:parent-style-name="Standard" style:family="paragraph">
      <style:paragraph-properties fo:margin-left="0.4923in" fo:text-indent="0.4923in">
        <style:tab-stops/>
      </style:paragraph-properties>
    </style:style>
    <style:style style:name="T578" style:parent-style-name="Policepardéfaut" style:family="text">
      <style:text-properties fo:language="en" fo:country="GB"/>
    </style:style>
    <style:style style:name="T57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580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81" style:parent-style-name="Normal" style:family="paragraph">
      <style:text-properties fo:font-weight="bold" style:font-weight-asian="bold" style:font-weight-complex="bold" fo:color="#C5000B" fo:language="en" fo:country="GB"/>
    </style:style>
    <style:style style:name="P582" style:parent-style-name="Normal" style:family="paragraph">
      <style:paragraph-properties fo:margin-left="0.4923in" fo:text-indent="0.4923in">
        <style:tab-stops/>
      </style:paragraph-properties>
    </style:style>
    <style:style style:name="T58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584" style:parent-style-name="Policepardéfaut" style:family="text">
      <style:text-properties fo:language="en" fo:country="GB"/>
    </style:style>
    <style:style style:name="P585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586" style:parent-style-name="Standard" style:family="paragraph">
      <style:paragraph-properties fo:margin-left="0.9847in">
        <style:tab-stops/>
      </style:paragraph-properties>
    </style:style>
    <style:style style:name="P587" style:parent-style-name="Standard" style:family="paragraph">
      <style:paragraph-properties fo:margin-left="0.9847in">
        <style:tab-stops/>
      </style:paragraph-properties>
    </style:style>
    <style:style style:name="P588" style:parent-style-name="Standard" style:family="paragraph">
      <style:paragraph-properties fo:margin-left="0.9847in">
        <style:tab-stops/>
      </style:paragraph-properties>
    </style:style>
    <style:style style:name="P589" style:parent-style-name="Standard" style:family="paragraph">
      <style:paragraph-properties fo:margin-left="0.9847in">
        <style:tab-stops/>
      </style:paragraph-properties>
    </style:style>
    <style:style style:name="P590" style:parent-style-name="Standard" style:family="paragraph">
      <style:paragraph-properties fo:margin-left="0.9847in">
        <style:tab-stops/>
      </style:paragraph-properties>
    </style:style>
    <style:style style:name="T591" style:parent-style-name="Policepardéfaut" style:family="text">
      <style:text-properties fo:language="en" fo:country="GB"/>
    </style:style>
    <style:style style:name="P59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7" style:parent-style-name="Standard" style:family="paragraph">
      <style:text-properties fo:language="en" fo:country="GB"/>
    </style:style>
    <style:style style:name="P59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599" style:parent-style-name="Standard" style:family="paragraph">
      <style:paragraph-properties fo:margin-left="0.4923in" fo:text-indent="0.4923in">
        <style:tab-stops/>
      </style:paragraph-properties>
    </style:style>
    <style:style style:name="T60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01" style:parent-style-name="Policepardéfaut" style:family="text">
      <style:text-properties fo:language="en" fo:country="GB"/>
    </style:style>
    <style:style style:name="P60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0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04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605" style:parent-style-name="Standard" style:family="paragraph">
      <style:paragraph-properties fo:margin-left="0.4923in" fo:text-indent="0.4923in">
        <style:tab-stops/>
      </style:paragraph-properties>
    </style:style>
    <style:style style:name="T60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607" style:parent-style-name="Normal" style:family="paragraph">
      <style:text-properties fo:font-weight="bold" style:font-weight-asian="bold" style:font-weight-complex="bold" fo:color="#C5000B" fo:language="en" fo:country="GB"/>
    </style:style>
    <style:style style:name="P608" style:parent-style-name="Normal" style:family="paragraph">
      <style:text-properties fo:font-weight="bold" style:font-weight-asian="bold" style:font-weight-complex="bold" fo:color="#C5000B" fo:language="en" fo:country="GB"/>
    </style:style>
    <style:style style:name="P609" style:parent-style-name="Normal" style:family="paragraph">
      <style:paragraph-properties fo:margin-left="0.4923in" fo:text-indent="0.4923in">
        <style:tab-stops/>
      </style:paragraph-properties>
    </style:style>
    <style:style style:name="T6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611" style:parent-style-name="Normal" style:family="paragraph">
      <style:paragraph-properties fo:margin-left="0.4923in" fo:text-indent="0.4923in">
        <style:tab-stops/>
      </style:paragraph-properties>
    </style:style>
    <style:style style:name="P61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1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1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1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1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17" style:parent-style-name="Standard" style:family="paragraph">
      <style:paragraph-properties fo:margin-left="0.9847in">
        <style:tab-stops/>
      </style:paragraph-properties>
    </style:style>
    <style:style style:name="T618" style:parent-style-name="Policepardéfaut" style:family="text">
      <style:text-properties fo:language="en" fo:country="GB"/>
    </style:style>
    <style:style style:name="P619" style:parent-style-name="Standard" style:family="paragraph">
      <style:paragraph-properties fo:margin-left="0.9847in">
        <style:tab-stops/>
      </style:paragraph-properties>
    </style:style>
    <style:style style:name="P620" style:parent-style-name="Standard" style:family="paragraph">
      <style:paragraph-properties fo:margin-left="0.9847in">
        <style:tab-stops/>
      </style:paragraph-properties>
    </style:style>
    <style:style style:name="P621" style:parent-style-name="Standard" style:family="paragraph">
      <style:paragraph-properties fo:margin-left="0.9847in">
        <style:tab-stops/>
      </style:paragraph-properties>
    </style:style>
    <style:style style:name="P62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23" style:parent-style-name="Standard" style:family="paragraph">
      <style:text-properties fo:language="en" fo:country="GB"/>
    </style:style>
    <style:style style:name="P624" style:parent-style-name="Standard" style:family="paragraph">
      <style:text-properties fo:language="en" fo:country="GB"/>
    </style:style>
    <style:style style:name="P625" style:parent-style-name="Standard" style:family="paragraph">
      <style:paragraph-properties fo:margin-left="0.4923in" fo:text-indent="0.4923in">
        <style:tab-stops/>
      </style:paragraph-properties>
    </style:style>
    <style:style style:name="T62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27" style:parent-style-name="Policepardéfaut" style:family="text">
      <style:text-properties fo:language="en" fo:country="GB"/>
    </style:style>
    <style:style style:name="P62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2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30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631" style:parent-style-name="Standard" style:family="paragraph">
      <style:paragraph-properties fo:margin-left="0.4923in" fo:text-indent="0.4923in">
        <style:tab-stops/>
      </style:paragraph-properties>
    </style:style>
    <style:style style:name="T63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63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3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3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3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37" style:parent-style-name="Standard" style:family="paragraph">
      <style:text-properties fo:language="en" fo:country="GB"/>
    </style:style>
    <style:style style:name="P638" style:parent-style-name="Standard" style:family="paragraph">
      <style:paragraph-properties fo:margin-left="0.9847in" fo:text-indent="0.4923in">
        <style:tab-stops/>
      </style:paragraph-properties>
    </style:style>
    <style:style style:name="T63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40" style:parent-style-name="Policepardéfaut" style:family="text">
      <style:text-properties fo:language="en" fo:country="GB"/>
    </style:style>
    <style:style style:name="P641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642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643" style:parent-style-name="Standard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644" style:parent-style-name="Standard" style:family="paragraph">
      <style:paragraph-properties fo:margin-left="1.2347in" fo:text-indent="0.2423in">
        <style:tab-stops/>
      </style:paragraph-properties>
    </style:style>
    <style:style style:name="T645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64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47" style:parent-style-name="Standard" style:family="paragraph">
      <style:text-properties fo:language="en" fo:country="GB"/>
    </style:style>
    <style:style style:name="P648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649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650" style:parent-style-name="Standard" style:family="paragraph">
      <style:text-properties fo:language="en" fo:country="GB"/>
    </style:style>
    <style:style style:name="P65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52" style:parent-style-name="Standard" style:family="paragraph">
      <style:paragraph-properties fo:margin-left="0.4923in" fo:text-indent="0.4923in">
        <style:tab-stops/>
      </style:paragraph-properties>
    </style:style>
    <style:style style:name="T65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54" style:parent-style-name="Policepardéfaut" style:family="text">
      <style:text-properties fo:language="en" fo:country="GB"/>
    </style:style>
    <style:style style:name="P65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5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57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658" style:parent-style-name="Normal" style:family="paragraph">
      <style:paragraph-properties fo:margin-left="0.4923in" fo:text-inden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659" style:parent-style-name="Normal" style:family="paragraph">
      <style:text-properties fo:font-weight="bold" style:font-weight-asian="bold" style:font-weight-complex="bold" fo:color="#C5000B" fo:language="en" fo:country="GB"/>
    </style:style>
    <style:style style:name="P660" style:parent-style-name="Normal" style:family="paragraph">
      <style:paragraph-properties fo:margin-left="0.4923in" fo:text-indent="0.4923in">
        <style:tab-stops/>
      </style:paragraph-properties>
    </style:style>
    <style:style style:name="T66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62" style:parent-style-name="Policepardéfaut" style:family="text">
      <style:text-properties fo:language="en" fo:country="GB"/>
    </style:style>
    <style:style style:name="P66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6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6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6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6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6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669" style:parent-style-name="Standard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670" style:parent-style-name="Standard" style:family="paragraph">
      <style:text-properties fo:color="#000000" fo:language="en" fo:country="GB"/>
    </style:style>
    <style:style style:name="P671" style:parent-style-name="Standard" style:family="paragraph">
      <style:paragraph-properties fo:margin-left="0.4923in" fo:text-indent="0.4923in">
        <style:tab-stops/>
      </style:paragraph-properties>
    </style:style>
    <style:style style:name="T672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73" style:parent-style-name="Policepardéfaut" style:family="text">
      <style:text-properties fo:language="en" fo:country="GB"/>
    </style:style>
    <style:style style:name="P67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75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676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677" style:parent-style-name="Normal" style:family="paragraph">
      <style:paragraph-properties fo:margin-left="0.4923in">
        <style:tab-stops/>
      </style:paragraph-properties>
    </style:style>
    <style:style style:name="T678" style:parent-style-name="Policepardéfaut" style:family="text">
      <style:text-properties fo:language="en" fo:country="GB"/>
    </style:style>
    <style:style style:name="T67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680" style:parent-style-name="Normal" style:family="paragraph">
      <style:text-properties fo:font-weight="bold" style:font-weight-asian="bold" style:font-weight-complex="bold" fo:color="#C5000B" fo:language="en" fo:country="GB"/>
    </style:style>
    <style:style style:name="P681" style:parent-style-name="Normal" style:family="paragraph">
      <style:paragraph-properties fo:margin-left="0.4923in" fo:text-indent="0.4923in">
        <style:tab-stops/>
      </style:paragraph-properties>
    </style:style>
    <style:style style:name="T682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83" style:parent-style-name="Policepardéfaut" style:family="text">
      <style:text-properties fo:language="en" fo:country="GB"/>
    </style:style>
    <style:style style:name="P684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68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8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8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8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89" style:parent-style-name="Standard" style:family="paragraph">
      <style:paragraph-properties fo:margin-left="1.477in">
        <style:tab-stops/>
      </style:paragraph-properties>
    </style:style>
    <style:style style:name="T690" style:parent-style-name="Policepardéfaut" style:family="text">
      <style:text-properties fo:language="en" fo:country="GB"/>
    </style:style>
    <style:style style:name="P691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692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693" style:parent-style-name="Standard" style:family="paragraph"/>
    <style:style style:name="T694" style:parent-style-name="Policepardéfaut" style:family="text">
      <style:text-properties fo:color="#000000" fo:language="en" fo:country="GB"/>
    </style:style>
    <style:style style:name="P695" style:parent-style-name="Standard" style:family="paragraph">
      <style:paragraph-properties fo:margin-left="0.4923in" fo:text-indent="0.4923in">
        <style:tab-stops/>
      </style:paragraph-properties>
    </style:style>
    <style:style style:name="T69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697" style:parent-style-name="Policepardéfaut" style:family="text">
      <style:text-properties fo:language="en" fo:country="GB"/>
    </style:style>
    <style:style style:name="P69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699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00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701" style:parent-style-name="Normal" style:family="paragraph">
      <style:paragraph-properties fo:margin-left="0.4923in">
        <style:tab-stops/>
      </style:paragraph-properties>
    </style:style>
    <style:style style:name="T702" style:parent-style-name="Policepardéfaut" style:family="text">
      <style:text-properties fo:language="en" fo:country="GB"/>
    </style:style>
    <style:style style:name="T70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704" style:parent-style-name="Normal" style:family="paragraph">
      <style:text-properties fo:font-weight="bold" style:font-weight-asian="bold" style:font-weight-complex="bold" fo:color="#C5000B" fo:language="en" fo:country="GB"/>
    </style:style>
    <style:style style:name="P705" style:parent-style-name="Normal" style:family="paragraph">
      <style:paragraph-properties fo:margin-left="0.4923in" fo:text-indent="0.4923in">
        <style:tab-stops/>
      </style:paragraph-properties>
    </style:style>
    <style:style style:name="T70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07" style:parent-style-name="Policepardéfaut" style:family="text">
      <style:text-properties fo:language="en" fo:country="GB"/>
    </style:style>
    <style:style style:name="P708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0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7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8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1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20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21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2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23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2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25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26" style:parent-style-name="Standard" style:family="paragraph">
      <style:text-properties fo:color="#000000" fo:language="en" fo:country="GB"/>
    </style:style>
    <style:style style:name="P727" style:parent-style-name="Standard" style:family="paragraph">
      <style:text-properties fo:color="#000000" fo:language="en" fo:country="GB"/>
    </style:style>
    <style:style style:name="P728" style:parent-style-name="Standard" style:family="paragraph">
      <style:paragraph-properties fo:margin-left="1.2347in">
        <style:tab-stops/>
      </style:paragraph-properties>
      <style:text-properties fo:color="#000000" fo:language="en" fo:country="GB"/>
    </style:style>
    <style:style style:name="P729" style:parent-style-name="Standard" style:family="paragraph">
      <style:paragraph-properties fo:margin-left="0.4923in" fo:text-indent="0.4923in">
        <style:tab-stops/>
      </style:paragraph-properties>
    </style:style>
    <style:style style:name="T73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31" style:parent-style-name="Policepardéfaut" style:family="text">
      <style:text-properties fo:language="en" fo:country="GB"/>
    </style:style>
    <style:style style:name="P732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33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34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735" style:parent-style-name="Normal" style:family="paragraph">
      <style:paragraph-properties fo:margin-left="0.4923in">
        <style:tab-stops/>
      </style:paragraph-properties>
    </style:style>
    <style:style style:name="T736" style:parent-style-name="Policepardéfaut" style:family="text">
      <style:text-properties fo:language="en" fo:country="GB"/>
    </style:style>
    <style:style style:name="T737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738" style:parent-style-name="Normal" style:family="paragraph">
      <style:text-properties fo:font-weight="bold" style:font-weight-asian="bold" style:font-weight-complex="bold" fo:color="#C5000B" fo:language="en" fo:country="GB"/>
    </style:style>
    <style:style style:name="P739" style:parent-style-name="Normal" style:family="paragraph">
      <style:paragraph-properties fo:margin-left="0.4923in" fo:text-indent="0.4923in">
        <style:tab-stops/>
      </style:paragraph-properties>
    </style:style>
    <style:style style:name="T74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41" style:parent-style-name="Policepardéfaut" style:family="text">
      <style:text-properties fo:language="en" fo:country="GB"/>
    </style:style>
    <style:style style:name="P742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4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4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4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4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4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4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4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5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5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5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5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5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5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5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5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58" style:parent-style-name="Standard" style:family="paragraph">
      <style:paragraph-properties fo:margin-left="0.9847in">
        <style:tab-stops/>
      </style:paragraph-properties>
    </style:style>
    <style:style style:name="T759" style:parent-style-name="Policepardéfaut" style:family="text">
      <style:text-properties fo:language="en" fo:country="GB"/>
    </style:style>
    <style:style style:name="T760" style:parent-style-name="Policepardéfaut" style:family="text">
      <style:text-properties fo:color="#000000" fo:language="en" fo:country="GB"/>
    </style:style>
    <style:style style:name="T761" style:parent-style-name="Policepardéfaut" style:family="text">
      <style:text-properties fo:color="#000000" fo:language="en" fo:country="GB"/>
    </style:style>
    <style:style style:name="T762" style:parent-style-name="Policepardéfaut" style:family="text">
      <style:text-properties fo:color="#000000" fo:language="en" fo:country="GB"/>
    </style:style>
    <style:style style:name="P763" style:parent-style-name="Standard" style:family="paragraph">
      <style:text-properties fo:color="#000000" fo:language="en" fo:country="GB"/>
    </style:style>
    <style:style style:name="P764" style:parent-style-name="Standard" style:family="paragraph">
      <style:text-properties fo:color="#000000" fo:language="en" fo:country="GB"/>
    </style:style>
    <style:style style:name="P765" style:parent-style-name="Standard" style:family="paragraph">
      <style:text-properties fo:color="#000000" fo:language="en" fo:country="GB"/>
    </style:style>
    <style:style style:name="P766" style:parent-style-name="Standard" style:family="paragraph">
      <style:paragraph-properties fo:margin-left="0.4923in" fo:text-indent="0.4923in">
        <style:tab-stops/>
      </style:paragraph-properties>
    </style:style>
    <style:style style:name="T76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68" style:parent-style-name="Policepardéfaut" style:family="text">
      <style:text-properties fo:language="en" fo:country="GB"/>
    </style:style>
    <style:style style:name="P769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770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71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772" style:parent-style-name="Normal" style:family="paragraph">
      <style:paragraph-properties fo:margin-left="0.4923in">
        <style:tab-stops/>
      </style:paragraph-properties>
    </style:style>
    <style:style style:name="T773" style:parent-style-name="Policepardéfaut" style:family="text">
      <style:text-properties fo:language="en" fo:country="GB"/>
    </style:style>
    <style:style style:name="T77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775" style:parent-style-name="Normal" style:family="paragraph">
      <style:text-properties fo:font-weight="bold" style:font-weight-asian="bold" style:font-weight-complex="bold" fo:color="#C5000B" fo:language="en" fo:country="GB"/>
    </style:style>
    <style:style style:name="P776" style:parent-style-name="Normal" style:family="paragraph">
      <style:paragraph-properties fo:margin-left="0.4923in" fo:text-indent="0.4923in">
        <style:tab-stops/>
      </style:paragraph-properties>
    </style:style>
    <style:style style:name="T77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778" style:parent-style-name="Policepardéfaut" style:family="text">
      <style:text-properties fo:language="en" fo:country="GB"/>
    </style:style>
    <style:style style:name="P779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78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8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9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9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9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9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9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9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796" style:parent-style-name="Standard" style:family="paragraph">
      <style:paragraph-properties fo:margin-left="0.9847in">
        <style:tab-stops/>
      </style:paragraph-properties>
    </style:style>
    <style:style style:name="T797" style:parent-style-name="Policepardéfaut" style:family="text">
      <style:text-properties fo:language="en" fo:country="GB"/>
    </style:style>
    <style:style style:name="P798" style:parent-style-name="Standard" style:family="paragraph">
      <style:text-properties fo:color="#000000" fo:language="en" fo:country="GB"/>
    </style:style>
    <style:style style:name="P799" style:parent-style-name="Standard" style:family="paragraph">
      <style:text-properties fo:color="#000000" fo:language="en" fo:country="GB"/>
    </style:style>
    <style:style style:name="P800" style:parent-style-name="Standard" style:family="paragraph">
      <style:text-properties fo:color="#000000" fo:language="en" fo:country="GB"/>
    </style:style>
    <style:style style:name="P801" style:parent-style-name="Standard" style:family="paragraph">
      <style:paragraph-properties fo:margin-left="0.4923in" fo:text-indent="0.4923in">
        <style:tab-stops/>
      </style:paragraph-properties>
    </style:style>
    <style:style style:name="T802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03" style:parent-style-name="Policepardéfaut" style:family="text">
      <style:text-properties fo:language="en" fo:country="GB"/>
    </style:style>
    <style:style style:name="P804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805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806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807" style:parent-style-name="Policepardéfaut" style:family="text">
      <style:text-properties fo:language="en" fo:country="GB"/>
    </style:style>
    <style:style style:name="T808" style:parent-style-name="Policepardéfaut" style:family="text">
      <style:text-properties fo:language="en" fo:country="GB"/>
    </style:style>
    <style:style style:name="T809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810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811" style:parent-style-name="Normal" style:family="paragraph">
      <style:text-properties fo:font-weight="bold" style:font-weight-asian="bold" style:font-weight-complex="bold" fo:color="#C5000B" fo:language="en" fo:country="GB"/>
    </style:style>
    <style:style style:name="P812" style:parent-style-name="Normal" style:family="paragraph">
      <style:paragraph-properties fo:margin-left="0.4923in" fo:text-indent="0.4923in">
        <style:tab-stops/>
      </style:paragraph-properties>
    </style:style>
    <style:style style:name="T81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14" style:parent-style-name="Policepardéfaut" style:family="text">
      <style:text-properties fo:language="en" fo:country="GB"/>
    </style:style>
    <style:style style:name="P815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81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1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2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3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3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32" style:parent-style-name="Standard" style:family="paragraph">
      <style:paragraph-properties fo:margin-left="0.9847in">
        <style:tab-stops/>
      </style:paragraph-properties>
    </style:style>
    <style:style style:name="T833" style:parent-style-name="Policepardéfaut" style:family="text">
      <style:text-properties fo:language="en" fo:country="GB"/>
    </style:style>
    <style:style style:name="T834" style:parent-style-name="Policepardéfaut" style:family="text">
      <style:text-properties fo:color="#000000" fo:language="en" fo:country="GB"/>
    </style:style>
    <style:style style:name="T835" style:parent-style-name="Policepardéfaut" style:family="text">
      <style:text-properties fo:color="#000000" fo:language="en" fo:country="GB"/>
    </style:style>
    <style:style style:name="T836" style:parent-style-name="Policepardéfaut" style:family="text">
      <style:text-properties fo:color="#000000" fo:language="en" fo:country="GB"/>
    </style:style>
    <style:style style:name="P837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66CC" fo:font-size="15pt" style:font-size-asian="15pt" style:font-size-complex="15pt" fo:language="en" fo:country="GB"/>
    </style:style>
    <style:style style:name="P838" style:parent-style-name="Standard" style:family="paragraph">
      <style:text-properties fo:language="en" fo:country="GB"/>
    </style:style>
    <style:style style:name="P839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840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841" style:parent-style-name="Standard" style:family="paragraph">
      <style:text-properties fo:language="en" fo:country="GB"/>
    </style:style>
    <style:style style:name="P84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43" style:parent-style-name="Standard" style:family="paragraph">
      <style:paragraph-properties fo:margin-left="0.4923in" fo:text-indent="0.4923in">
        <style:tab-stops/>
      </style:paragraph-properties>
    </style:style>
    <style:style style:name="T84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45" style:parent-style-name="Policepardéfaut" style:family="text">
      <style:text-properties fo:language="en" fo:country="GB"/>
    </style:style>
    <style:style style:name="P846" style:parent-style-name="Standard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847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848" style:parent-style-name="Standard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T849" style:parent-style-name="Policepardéfaut" style:family="text">
      <style:text-properties fo:language="en" fo:country="GB"/>
    </style:style>
    <style:style style:name="T850" style:parent-style-name="Policepardéfaut" style:family="text">
      <style:text-properties fo:language="en" fo:country="GB"/>
    </style:style>
    <style:style style:name="T851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852" style:parent-style-name="Standard" style:family="paragraph">
      <style:text-properties fo:language="en" fo:country="GB"/>
    </style:style>
    <style:style style:name="P853" style:parent-style-name="Normal" style:family="paragraph">
      <style:paragraph-properties fo:margin-left="0.4923in" fo:text-indent="0.4923in">
        <style:tab-stops/>
      </style:paragraph-properties>
    </style:style>
    <style:style style:name="T85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55" style:parent-style-name="Policepardéfaut" style:family="text">
      <style:text-properties fo:language="en" fo:country="GB"/>
    </style:style>
    <style:style style:name="P856" style:parent-style-name="Normal" style:family="paragraph">
      <style:text-properties fo:language="en" fo:country="GB"/>
    </style:style>
    <style:style style:name="T857" style:parent-style-name="Policepardéfaut" style:family="text">
      <style:text-properties fo:language="en" fo:country="GB"/>
    </style:style>
    <style:style style:name="T858" style:parent-style-name="Policepardéfaut" style:family="text">
      <style:text-properties fo:language="en" fo:country="GB"/>
    </style:style>
    <style:style style:name="T859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60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61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62" style:parent-style-name="Normal" style:family="paragraph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63" style:parent-style-name="Normal" style:family="paragraph">
      <style:paragraph-properties fo:margin-left="0.9847in">
        <style:tab-stops/>
      </style:paragraph-properties>
    </style:style>
    <style:style style:name="T864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865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866" style:parent-style-name="Normal" style:family="paragraph">
      <style:text-properties fo:font-weight="bold" style:font-weight-asian="bold" style:font-weight-complex="bold" fo:color="#C5000B" fo:language="en" fo:country="GB"/>
    </style:style>
    <style:style style:name="P867" style:parent-style-name="Normal" style:family="paragraph">
      <style:paragraph-properties fo:margin-left="0.4923in" fo:text-indent="0.4923in">
        <style:tab-stops/>
      </style:paragraph-properties>
    </style:style>
    <style:style style:name="T86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69" style:parent-style-name="Policepardéfaut" style:family="text">
      <style:text-properties fo:language="en" fo:country="GB"/>
    </style:style>
    <style:style style:name="P870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87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7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7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7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7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76" style:parent-style-name="Normal" style:family="paragraph">
      <style:paragraph-properties fo:margin-left="0.4923in" fo:text-indent="0.4923in">
        <style:tab-stops/>
      </style:paragraph-properties>
    </style:style>
    <style:style style:name="T87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878" style:parent-style-name="Policepardéfaut" style:family="text">
      <style:text-properties fo:language="en" fo:country="GB"/>
    </style:style>
    <style:style style:name="P879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880" style:parent-style-name="Normal" style:family="paragraph">
      <style:paragraph-properties fo:margin-left="0.9847in">
        <style:tab-stops/>
      </style:paragraph-properties>
      <style:text-properties fo:language="en" fo:country="GB"/>
    </style:style>
    <style:style style:name="P881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882" style:parent-style-name="Normal" style:family="paragraph">
      <style:paragraph-properties fo:margin-left="0.4923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883" style:parent-style-name="Normal" style:family="paragraph">
      <style:paragraph-properties fo:margin-left="0.4923in" fo:text-indent="0.4923in">
        <style:tab-stops/>
      </style:paragraph-properties>
      <style:text-properties fo:language="en" fo:country="GB"/>
    </style:style>
    <style:style style:name="P88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8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8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8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8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8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9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9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92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9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9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9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96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97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98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89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900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901" style:parent-style-name="Standard" style:family="paragraph">
      <style:paragraph-properties fo:margin-left="0.9847in">
        <style:tab-stops/>
      </style:paragraph-properties>
    </style:style>
    <style:style style:name="T902" style:parent-style-name="Policepardéfaut" style:family="text">
      <style:text-properties fo:language="en" fo:country="GB"/>
    </style:style>
    <style:style style:name="P90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904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90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906" style:parent-style-name="Standard" style:family="paragraph">
      <style:text-properties fo:color="#000000" fo:language="en" fo:country="GB"/>
    </style:style>
    <style:style style:name="P907" style:parent-style-name="Standard" style:family="paragraph">
      <style:paragraph-properties fo:margin-left="0.9847in" fo:text-indent="0.4923in">
        <style:tab-stops/>
      </style:paragraph-properties>
    </style:style>
    <style:style style:name="T90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09" style:parent-style-name="Policepardéfaut" style:family="text">
      <style:text-properties fo:language="en" fo:country="GB"/>
    </style:style>
    <style:style style:name="P910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911" style:parent-style-name="Standard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912" style:parent-style-name="Standard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913" style:parent-style-name="Standard" style:family="paragraph">
      <style:paragraph-properties fo:margin-left="0.4923in">
        <style:tab-stops/>
      </style:paragraph-properties>
    </style:style>
    <style:style style:name="T914" style:parent-style-name="Policepardéfaut" style:family="text">
      <style:text-properties fo:language="en" fo:country="GB"/>
    </style:style>
    <style:style style:name="T915" style:parent-style-name="Policepardéfaut" style:family="text">
      <style:text-properties fo:language="en" fo:country="GB"/>
    </style:style>
    <style:style style:name="T91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917" style:parent-style-name="Standard" style:family="paragraph">
      <style:paragraph-properties fo:margin-left="0.4923in">
        <style:tab-stops/>
      </style:paragraph-properties>
      <style:text-properties fo:language="en" fo:country="GB"/>
    </style:style>
    <style:style style:name="P918" style:parent-style-name="Normal" style:family="paragraph">
      <style:paragraph-properties fo:margin-left="0.9847in" fo:text-indent="0.4923in">
        <style:tab-stops/>
      </style:paragraph-properties>
    </style:style>
    <style:style style:name="T91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20" style:parent-style-name="Policepardéfaut" style:family="text">
      <style:text-properties fo:language="en" fo:country="GB"/>
    </style:style>
    <style:style style:name="P921" style:parent-style-name="Normal" style:family="paragraph">
      <style:paragraph-properties fo:margin-left="0.4923in">
        <style:tab-stops/>
      </style:paragraph-properties>
      <style:text-properties fo:language="en" fo:country="GB"/>
    </style:style>
    <style:style style:name="P922" style:parent-style-name="Normal" style:family="paragraph">
      <style:paragraph-properties fo:margin-left="0.4923in">
        <style:tab-stops/>
      </style:paragraph-properties>
    </style:style>
    <style:style style:name="T923" style:parent-style-name="Policepardéfaut" style:family="text">
      <style:text-properties fo:language="en" fo:country="GB"/>
    </style:style>
    <style:style style:name="T924" style:parent-style-name="Policepardéfaut" style:family="text">
      <style:text-properties fo:language="en" fo:country="GB"/>
    </style:style>
    <style:style style:name="T925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26" style:parent-style-name="Normal" style:family="paragraph">
      <style:paragraph-properties fo:margin-lef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27" style:parent-style-name="Normal" style:family="paragraph">
      <style:paragraph-properties fo:margin-lef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28" style:parent-style-name="Normal" style:family="paragraph">
      <style:paragraph-properties fo:margin-lef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29" style:parent-style-name="Normal" style:family="paragraph">
      <style:paragraph-properties fo:margin-left="1.477in">
        <style:tab-stops/>
      </style:paragraph-properties>
    </style:style>
    <style:style style:name="T930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31" style:parent-style-name="Normal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932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933" style:parent-style-name="Normal" style:family="paragraph">
      <style:paragraph-properties fo:margin-left="0.9847in" fo:text-indent="0.4923in">
        <style:tab-stops/>
      </style:paragraph-properties>
    </style:style>
    <style:style style:name="T93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35" style:parent-style-name="Policepardéfaut" style:family="text">
      <style:text-properties fo:language="en" fo:country="GB"/>
    </style:style>
    <style:style style:name="P936" style:parent-style-name="Normal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93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93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93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94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941" style:parent-style-name="Normal" style:family="paragraph">
      <style:paragraph-properties fo:margin-left="0.9847in" fo:text-indent="0.4923in">
        <style:tab-stops/>
      </style:paragraph-properties>
    </style:style>
    <style:style style:name="T942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43" style:parent-style-name="Policepardéfaut" style:family="text">
      <style:text-properties fo:language="en" fo:country="GB"/>
    </style:style>
    <style:style style:name="P944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945" style:parent-style-name="Normal" style:family="paragraph">
      <style:paragraph-properties fo:margin-left="1.477in">
        <style:tab-stops/>
      </style:paragraph-properties>
      <style:text-properties fo:language="en" fo:country="GB"/>
    </style:style>
    <style:style style:name="P946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947" style:parent-style-name="Normal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948" style:parent-style-name="Normal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94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95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95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952" style:parent-style-name="Standard" style:family="paragraph">
      <style:paragraph-properties fo:margin-left="1.477in">
        <style:tab-stops/>
      </style:paragraph-properties>
    </style:style>
    <style:style style:name="T953" style:parent-style-name="Policepardéfaut" style:family="text">
      <style:text-properties fo:language="en" fo:country="GB"/>
    </style:style>
    <style:style style:name="P954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955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956" style:parent-style-name="Standard" style:family="paragraph">
      <style:text-properties fo:color="#000000" fo:language="en" fo:country="GB"/>
    </style:style>
    <style:style style:name="P957" style:parent-style-name="Standard" style:family="paragraph">
      <style:text-properties fo:color="#000000" fo:language="en" fo:country="GB"/>
    </style:style>
    <style:style style:name="P958" style:parent-style-name="Standard" style:family="paragraph">
      <style:paragraph-properties fo:margin-left="0.9847in" fo:text-indent="0.4923in">
        <style:tab-stops/>
      </style:paragraph-properties>
    </style:style>
    <style:style style:name="T959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60" style:parent-style-name="Policepardéfaut" style:family="text">
      <style:text-properties fo:language="en" fo:country="GB"/>
    </style:style>
    <style:style style:name="P961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962" style:parent-style-name="Standard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963" style:parent-style-name="Standard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964" style:parent-style-name="Standard" style:family="paragraph">
      <style:paragraph-properties fo:margin-left="0.9847in">
        <style:tab-stops/>
      </style:paragraph-properties>
    </style:style>
    <style:style style:name="T965" style:parent-style-name="Policepardéfaut" style:family="text">
      <style:text-properties fo:language="en" fo:country="GB"/>
    </style:style>
    <style:style style:name="T966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967" style:parent-style-name="Standard" style:family="paragraph">
      <style:paragraph-properties fo:margin-left="0.4923in">
        <style:tab-stops/>
      </style:paragraph-properties>
      <style:text-properties fo:language="en" fo:country="GB"/>
    </style:style>
    <style:style style:name="P968" style:parent-style-name="Standard" style:family="paragraph">
      <style:paragraph-properties fo:margin-left="0.4923in">
        <style:tab-stops/>
      </style:paragraph-properties>
      <style:text-properties fo:language="en" fo:country="GB"/>
    </style:style>
    <style:style style:name="P969" style:parent-style-name="Normal" style:family="paragraph">
      <style:paragraph-properties fo:margin-left="0.9847in" fo:text-indent="0.4923in">
        <style:tab-stops/>
      </style:paragraph-properties>
    </style:style>
    <style:style style:name="T97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71" style:parent-style-name="Policepardéfaut" style:family="text">
      <style:text-properties fo:language="en" fo:country="GB"/>
    </style:style>
    <style:style style:name="P972" style:parent-style-name="Normal" style:family="paragraph">
      <style:paragraph-properties fo:margin-left="0.4923in">
        <style:tab-stops/>
      </style:paragraph-properties>
      <style:text-properties fo:language="en" fo:country="GB"/>
    </style:style>
    <style:style style:name="P973" style:parent-style-name="Normal" style:family="paragraph">
      <style:paragraph-properties fo:margin-left="0.4923in">
        <style:tab-stops/>
      </style:paragraph-properties>
    </style:style>
    <style:style style:name="T974" style:parent-style-name="Policepardéfaut" style:family="text">
      <style:text-properties fo:language="en" fo:country="GB"/>
    </style:style>
    <style:style style:name="T975" style:parent-style-name="Policepardéfaut" style:family="text">
      <style:text-properties fo:language="en" fo:country="GB"/>
    </style:style>
    <style:style style:name="T976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77" style:parent-style-name="Normal" style:family="paragraph">
      <style:paragraph-properties fo:margin-lef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78" style:parent-style-name="Normal" style:family="paragraph">
      <style:paragraph-properties fo:margin-lef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79" style:parent-style-name="Normal" style:family="paragraph">
      <style:paragraph-properties fo:margin-left="0.4923in">
        <style:tab-stops/>
      </style:paragraph-properties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80" style:parent-style-name="Normal" style:family="paragraph">
      <style:paragraph-properties fo:margin-left="1.477in">
        <style:tab-stops/>
      </style:paragraph-properties>
    </style:style>
    <style:style style:name="T981" style:parent-style-name="Policepardéfaut" style:family="text">
      <style:text-properties style:font-name="Helvetica" style:font-name-complex="Helvetica" fo:font-size="9pt" style:font-size-asian="9pt" style:font-size-complex="9pt" fo:background-color="#FAFAFA" fo:language="en" fo:country="GB"/>
    </style:style>
    <style:style style:name="P982" style:parent-style-name="Normal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983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984" style:parent-style-name="Normal" style:family="paragraph">
      <style:paragraph-properties fo:margin-left="0.9847in" fo:text-indent="0.4923in">
        <style:tab-stops/>
      </style:paragraph-properties>
    </style:style>
    <style:style style:name="T98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986" style:parent-style-name="Policepardéfaut" style:family="text">
      <style:text-properties fo:language="en" fo:country="GB"/>
    </style:style>
    <style:style style:name="P987" style:parent-style-name="Normal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98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98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99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991" style:parent-style-name="Standard" style:family="paragraph">
      <style:paragraph-properties fo:margin-left="1.477in">
        <style:tab-stops/>
      </style:paragraph-properties>
    </style:style>
    <style:style style:name="T992" style:parent-style-name="Policepardéfaut" style:family="text">
      <style:text-properties fo:language="en" fo:country="GB"/>
    </style:style>
    <style:style style:name="P993" style:parent-style-name="Standard" style:family="paragraph">
      <style:paragraph-properties fo:margin-left="0.9847in">
        <style:tab-stops/>
      </style:paragraph-properties>
    </style:style>
    <style:style style:name="T994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995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996" style:parent-style-name="Standard" style:family="paragraph">
      <style:text-properties fo:font-weight="bold" style:font-weight-asian="bold" style:font-weight-complex="bold" fo:color="#660066" fo:language="en" fo:country="GB"/>
    </style:style>
    <style:style style:name="P997" style:parent-style-name="Standard" style:family="paragraph">
      <style:text-properties fo:color="#000000" fo:language="en" fo:country="GB"/>
    </style:style>
    <style:style style:name="P998" style:parent-style-name="Standard" style:family="paragraph">
      <style:text-properties fo:color="#000000" fo:language="en" fo:country="GB"/>
    </style:style>
    <style:style style:name="P999" style:parent-style-name="Standard" style:family="paragraph">
      <style:paragraph-properties fo:margin-left="0.9847in" fo:text-indent="0.4923in">
        <style:tab-stops/>
      </style:paragraph-properties>
    </style:style>
    <style:style style:name="T100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001" style:parent-style-name="Policepardéfaut" style:family="text">
      <style:text-properties fo:language="en" fo:country="GB"/>
    </style:style>
    <style:style style:name="P1002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1003" style:parent-style-name="Standard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004" style:parent-style-name="Standard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005" style:parent-style-name="Standard" style:family="paragraph">
      <style:paragraph-properties fo:margin-left="0.9847in">
        <style:tab-stops/>
      </style:paragraph-properties>
    </style:style>
    <style:style style:name="T1006" style:parent-style-name="Policepardéfaut" style:family="text">
      <style:text-properties fo:language="en" fo:country="GB"/>
    </style:style>
    <style:style style:name="T1007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008" style:parent-style-name="Normal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009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010" style:parent-style-name="Normal" style:family="paragraph">
      <style:paragraph-properties fo:margin-left="0.9847in" fo:text-indent="0.4923in">
        <style:tab-stops/>
      </style:paragraph-properties>
    </style:style>
    <style:style style:name="T101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012" style:parent-style-name="Policepardéfaut" style:family="text">
      <style:text-properties fo:language="en" fo:country="GB"/>
    </style:style>
    <style:style style:name="P1013" style:parent-style-name="Normal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01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1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1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1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1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1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2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2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2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2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2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25" style:parent-style-name="Standard" style:family="paragraph">
      <style:paragraph-properties fo:margin-left="1.477in">
        <style:tab-stops/>
      </style:paragraph-properties>
    </style:style>
    <style:style style:name="T1026" style:parent-style-name="Policepardéfaut" style:family="text">
      <style:text-properties fo:language="en" fo:country="GB"/>
    </style:style>
    <style:style style:name="T1027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028" style:parent-style-name="Standard" style:family="paragraph">
      <style:paragraph-properties fo:margin-left="1.47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029" style:parent-style-name="Standard" style:family="paragraph">
      <style:paragraph-properties fo:margin-left="1.47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03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31" style:parent-style-name="Standard" style:family="paragraph">
      <style:text-properties fo:color="#000000" fo:language="en" fo:country="GB"/>
    </style:style>
    <style:style style:name="P1032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1033" style:parent-style-name="Standard" style:family="paragraph">
      <style:paragraph-properties fo:margin-left="0.9847in" fo:text-indent="0.4923in">
        <style:tab-stops/>
      </style:paragraph-properties>
    </style:style>
    <style:style style:name="T103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035" style:parent-style-name="Policepardéfaut" style:family="text">
      <style:text-properties fo:language="en" fo:country="GB"/>
    </style:style>
    <style:style style:name="P1036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1037" style:parent-style-name="Standard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038" style:parent-style-name="Standard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039" style:parent-style-name="Standard" style:family="paragraph">
      <style:paragraph-properties fo:margin-left="0.9847in">
        <style:tab-stops/>
      </style:paragraph-properties>
    </style:style>
    <style:style style:name="T1040" style:parent-style-name="Policepardéfaut" style:family="text">
      <style:text-properties fo:language="en" fo:country="GB"/>
    </style:style>
    <style:style style:name="T1041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042" style:parent-style-name="Normal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043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044" style:parent-style-name="Normal" style:family="paragraph">
      <style:paragraph-properties fo:margin-left="0.9847in" fo:text-indent="0.4923in">
        <style:tab-stops/>
      </style:paragraph-properties>
    </style:style>
    <style:style style:name="T104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046" style:parent-style-name="Policepardéfaut" style:family="text">
      <style:text-properties fo:language="en" fo:country="GB"/>
    </style:style>
    <style:style style:name="P1047" style:parent-style-name="Normal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04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4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5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5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5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5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5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5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5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5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5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59" style:parent-style-name="Standard" style:family="paragraph">
      <style:paragraph-properties fo:margin-left="1.477in">
        <style:tab-stops/>
      </style:paragraph-properties>
    </style:style>
    <style:style style:name="T1060" style:parent-style-name="Policepardéfaut" style:family="text">
      <style:text-properties fo:language="en" fo:country="GB"/>
    </style:style>
    <style:style style:name="T1061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062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1063" style:parent-style-name="Standard" style:family="paragraph">
      <style:text-properties fo:color="#000000" fo:language="en" fo:country="GB"/>
    </style:style>
    <style:style style:name="P1064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1065" style:parent-style-name="Standard" style:family="paragraph">
      <style:paragraph-properties fo:margin-left="0.9847in" fo:text-indent="0.4923in">
        <style:tab-stops/>
      </style:paragraph-properties>
    </style:style>
    <style:style style:name="T106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067" style:parent-style-name="Policepardéfaut" style:family="text">
      <style:text-properties fo:language="en" fo:country="GB"/>
    </style:style>
    <style:style style:name="P1068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1069" style:parent-style-name="Standard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070" style:parent-style-name="Standard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071" style:parent-style-name="Standard" style:family="paragraph">
      <style:paragraph-properties fo:margin-left="0.9847in">
        <style:tab-stops/>
      </style:paragraph-properties>
    </style:style>
    <style:style style:name="T1072" style:parent-style-name="Policepardéfaut" style:family="text">
      <style:text-properties fo:language="en" fo:country="GB"/>
    </style:style>
    <style:style style:name="T1073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074" style:parent-style-name="Normal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075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076" style:parent-style-name="Normal" style:family="paragraph">
      <style:paragraph-properties fo:margin-left="0.9847in" fo:text-indent="0.4923in">
        <style:tab-stops/>
      </style:paragraph-properties>
    </style:style>
    <style:style style:name="T107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078" style:parent-style-name="Policepardéfaut" style:family="text">
      <style:text-properties fo:language="en" fo:country="GB"/>
    </style:style>
    <style:style style:name="P1079" style:parent-style-name="Normal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08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8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8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8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8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8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8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8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8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8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9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9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9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9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9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9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9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9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9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09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0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0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0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0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0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0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0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0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0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09" style:parent-style-name="Standard" style:family="paragraph">
      <style:paragraph-properties fo:margin-left="1.477in">
        <style:tab-stops/>
      </style:paragraph-properties>
      <style:text-properties fo:color="#000000" fo:language="en" fo:country="GB"/>
    </style:style>
    <style:style style:name="P1110" style:parent-style-name="Standard" style:family="paragraph">
      <style:text-properties fo:color="#000000" fo:language="en" fo:country="GB"/>
    </style:style>
    <style:style style:name="P1111" style:parent-style-name="Standard" style:family="paragraph">
      <style:paragraph-properties fo:margin-left="0.9847in">
        <style:tab-stops/>
      </style:paragraph-properties>
      <style:text-properties fo:color="#000000" fo:language="en" fo:country="GB"/>
    </style:style>
    <style:style style:name="P1112" style:parent-style-name="Standard" style:family="paragraph">
      <style:paragraph-properties fo:margin-left="0.9847in" fo:text-indent="0.4923in">
        <style:tab-stops/>
      </style:paragraph-properties>
    </style:style>
    <style:style style:name="T111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114" style:parent-style-name="Policepardéfaut" style:family="text">
      <style:text-properties fo:language="en" fo:country="GB"/>
    </style:style>
    <style:style style:name="P1115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1116" style:parent-style-name="Standard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117" style:parent-style-name="Standard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118" style:parent-style-name="Standard" style:family="paragraph">
      <style:paragraph-properties fo:margin-left="0.9847in">
        <style:tab-stops/>
      </style:paragraph-properties>
    </style:style>
    <style:style style:name="T1119" style:parent-style-name="Policepardéfaut" style:family="text">
      <style:text-properties fo:language="en" fo:country="GB"/>
    </style:style>
    <style:style style:name="T112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121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122" style:parent-style-name="Normal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123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124" style:parent-style-name="Normal" style:family="paragraph">
      <style:paragraph-properties fo:margin-left="0.9847in" fo:text-indent="0.4923in">
        <style:tab-stops/>
      </style:paragraph-properties>
    </style:style>
    <style:style style:name="T112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126" style:parent-style-name="Policepardéfaut" style:family="text">
      <style:text-properties fo:language="en" fo:country="GB"/>
    </style:style>
    <style:style style:name="P1127" style:parent-style-name="Normal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12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2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3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3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3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3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3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3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3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3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3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39" style:parent-style-name="Standard" style:family="paragraph">
      <style:paragraph-properties fo:margin-left="1.477in">
        <style:tab-stops/>
      </style:paragraph-properties>
    </style:style>
    <style:style style:name="T1140" style:parent-style-name="Policepardéfaut" style:family="text">
      <style:text-properties fo:language="en" fo:country="GB"/>
    </style:style>
    <style:style style:name="P114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42" style:parent-style-name="Standard" style:family="paragraph">
      <style:text-properties fo:color="#000000" fo:language="en" fo:country="GB"/>
    </style:style>
    <style:style style:name="P1143" style:parent-style-name="Standard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144" style:parent-style-name="Standard" style:family="paragraph">
      <style:paragraph-properties fo:margin-left="0.9847in" fo:text-indent="0.4923in">
        <style:tab-stops/>
      </style:paragraph-properties>
    </style:style>
    <style:style style:name="T1145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146" style:parent-style-name="Policepardéfaut" style:family="text">
      <style:text-properties fo:language="en" fo:country="GB"/>
    </style:style>
    <style:style style:name="P1147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1148" style:parent-style-name="Standard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149" style:parent-style-name="Standard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150" style:parent-style-name="Standard" style:family="paragraph">
      <style:paragraph-properties fo:margin-left="0.9847in">
        <style:tab-stops/>
      </style:paragraph-properties>
    </style:style>
    <style:style style:name="T1151" style:parent-style-name="Policepardéfaut" style:family="text">
      <style:text-properties fo:language="en" fo:country="GB"/>
    </style:style>
    <style:style style:name="T1152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153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154" style:parent-style-name="Normal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155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156" style:parent-style-name="Normal" style:family="paragraph">
      <style:paragraph-properties fo:margin-left="0.9847in" fo:text-indent="0.4923in">
        <style:tab-stops/>
      </style:paragraph-properties>
    </style:style>
    <style:style style:name="T115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158" style:parent-style-name="Policepardéfaut" style:family="text">
      <style:text-properties fo:language="en" fo:country="GB"/>
    </style:style>
    <style:style style:name="P1159" style:parent-style-name="Normal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16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6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6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6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6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6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6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6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6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6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7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7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7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7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7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7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7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7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7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7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8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8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8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8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8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8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8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187" style:parent-style-name="Standard" style:family="paragraph">
      <style:paragraph-properties fo:margin-left="1.477in">
        <style:tab-stops/>
      </style:paragraph-properties>
    </style:style>
    <style:style style:name="T1188" style:parent-style-name="Policepardéfaut" style:family="text">
      <style:text-properties fo:language="en" fo:country="GB"/>
    </style:style>
    <style:style style:name="P1189" style:parent-style-name="Standard" style:family="paragraph">
      <style:paragraph-properties fo:margin-left="0.9847in">
        <style:tab-stops/>
      </style:paragraph-properties>
      <style:text-properties fo:language="en" fo:country="GB"/>
    </style:style>
    <style:style style:name="P1190" style:parent-style-name="Standard" style:family="paragraph">
      <style:text-properties fo:color="#000000" fo:language="en" fo:country="GB"/>
    </style:style>
    <style:style style:name="P1191" style:parent-style-name="Standard" style:family="paragraph">
      <style:text-properties fo:color="#000000" fo:language="en" fo:country="GB"/>
    </style:style>
    <style:style style:name="P1192" style:parent-style-name="Standard" style:family="paragraph">
      <style:paragraph-properties fo:margin-left="0.9847in" fo:text-indent="0.4923in">
        <style:tab-stops/>
      </style:paragraph-properties>
    </style:style>
    <style:style style:name="T1193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194" style:parent-style-name="Policepardéfaut" style:family="text">
      <style:text-properties fo:language="en" fo:country="GB"/>
    </style:style>
    <style:style style:name="P1195" style:parent-style-name="Standard" style:family="paragraph">
      <style:paragraph-properties fo:margin-left="0.9847in" fo:text-indent="0.4923in">
        <style:tab-stops/>
      </style:paragraph-properties>
      <style:text-properties fo:language="en" fo:country="GB"/>
    </style:style>
    <style:style style:name="P1196" style:parent-style-name="Standard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197" style:parent-style-name="Standard" style:family="paragraph">
      <style:paragraph-properties fo:margin-left="0.9847in" fo:text-indent="0.4923in">
        <style:tab-stops/>
      </style:paragraph-properties>
      <style:text-properties style:text-underline-type="single" style:text-underline-style="solid" style:text-underline-width="auto" style:text-underline-mode="continuous" fo:language="en" fo:country="GB"/>
    </style:style>
    <style:style style:name="P1198" style:parent-style-name="Standard" style:family="paragraph">
      <style:paragraph-properties fo:margin-left="0.9847in">
        <style:tab-stops/>
      </style:paragraph-properties>
    </style:style>
    <style:style style:name="T1199" style:parent-style-name="Policepardéfaut" style:family="text">
      <style:text-properties fo:language="en" fo:country="GB"/>
    </style:style>
    <style:style style:name="T1200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201" style:parent-style-name="Normal" style:family="paragraph">
      <style:paragraph-properties fo:margin-left="0.9847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202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color="#C5000B" fo:language="en" fo:country="GB"/>
    </style:style>
    <style:style style:name="P1203" style:parent-style-name="Normal" style:family="paragraph">
      <style:paragraph-properties fo:margin-left="0.9847in" fo:text-indent="0.4923in">
        <style:tab-stops/>
      </style:paragraph-properties>
    </style:style>
    <style:style style:name="T1204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205" style:parent-style-name="Policepardéfaut" style:family="text">
      <style:text-properties fo:language="en" fo:country="GB"/>
    </style:style>
    <style:style style:name="P1206" style:parent-style-name="Normal" style:family="paragraph">
      <style:paragraph-properties fo:margin-left="1.477in" fo:text-indent="0.4923in">
        <style:tab-stops/>
      </style:paragraph-properties>
      <style:text-properties fo:language="en" fo:country="GB"/>
    </style:style>
    <style:style style:name="P120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0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0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1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1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1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1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1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1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1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1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1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1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2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2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2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2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24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25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26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27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28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29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30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31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32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33" style:parent-style-name="Standard" style:family="paragraph">
      <style:paragraph-properties fo:margin-left="1.477in">
        <style:tab-stops/>
      </style:paragraph-properties>
      <style:text-properties fo:language="en" fo:country="GB"/>
    </style:style>
    <style:style style:name="P1234" style:parent-style-name="Standard" style:family="paragraph">
      <style:paragraph-properties fo:margin-left="1.477in">
        <style:tab-stops/>
      </style:paragraph-properties>
    </style:style>
    <style:style style:name="T1235" style:parent-style-name="Policepardéfaut" style:family="text">
      <style:text-properties fo:language="en" fo:country="GB"/>
    </style:style>
    <style:style style:name="P1236" style:parent-style-name="Standard" style:family="paragraph">
      <style:paragraph-properties fo:margin-left="0.9847in">
        <style:tab-stops/>
      </style:paragraph-properties>
    </style:style>
    <style:style style:name="T1237" style:parent-style-name="Policepardéfaut" style:family="text">
      <style:text-properties fo:font-weight="bold" style:font-weight-asian="bold" style:font-weight-complex="bold" fo:color="#C5000B" fo:language="en" fo:country="GB"/>
    </style:style>
    <style:style style:name="P1238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Librarize.me webservices’ specifications</text:h>
      <text:p text:style-name="P2"/>
      <text:h text:style-name="P3" text:outline-level="2">http request’ answers :</text:h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ode</text:p>
          </table:table-cell>
          <table:table-cell table:style-name="TableCell11">
            <text:p text:style-name="P12">Description</text:p>
          </table:table-cell>
        </table:table-row>
        <table:table-row table:style-name="TableRow13">
          <table:table-cell table:style-name="TableCell14">
            <text:p text:style-name="P15">200 ok</text:p>
          </table:table-cell>
          <table:table-cell table:style-name="TableCell16">
            <text:p text:style-name="P17">success</text:p>
          </table:table-cell>
        </table:table-row>
        <table:table-row table:style-name="TableRow18">
          <table:table-cell table:style-name="TableCell19">
            <text:p text:style-name="P20">400 bad request</text:p>
          </table:table-cell>
          <table:table-cell table:style-name="TableCell21">
            <text:p text:style-name="P22"><text:span text:style-name="T23">Your request is not well fomed.One or several paramters are missing</text:span></text:p>
          </table:table-cell>
        </table:table-row>
        <table:table-row table:style-name="TableRow24">
          <table:table-cell table:style-name="TableCell25">
            <text:p text:style-name="P26">403 forbidden</text:p>
          </table:table-cell>
          <table:table-cell table:style-name="TableCell27">
            <text:p text:style-name="P28">You don’t have the right to do this.</text:p>
          </table:table-cell>
        </table:table-row>
        <table:table-row table:style-name="TableRow29">
          <table:table-cell table:style-name="TableCell30">
            <text:p text:style-name="P31">404 not found</text:p>
          </table:table-cell>
          <table:table-cell table:style-name="TableCell32">
            <text:p text:style-name="P33">Resource not found</text:p>
          </table:table-cell>
        </table:table-row>
        <table:table-row table:style-name="TableRow34">
          <table:table-cell table:style-name="TableCell35">
            <text:p text:style-name="P36">500 Error</text:p>
          </table:table-cell>
          <table:table-cell table:style-name="TableCell37">
            <text:p text:style-name="P38">Error on server’s side</text:p>
          </table:table-cell>
        </table:table-row>
      </table:table>
      <text:p text:style-name="P39"/>
      <text:p text:style-name="P40"/>
      <text:h text:style-name="P41" text:outline-level="2">Some words about tokens:</text:h>
      <text:p text:style-name="P42"/>
      <text:p text:style-name="P43">This API use Tokens to control the access of the different users.</text:p>
      <text:p text:style-name="P44">The idea is simple: when a user connect itself, the API send a unique Token that must be store somewhere on client-side.</text:p>
      <text:p text:style-name="P45"/>
      <text:p text:style-name="P46">This token is used to identify the user and let him (or not) having access to the multiple routes.</text:p>
      <text:p text:style-name="Normal"><text:span text:style-name="T47">So, aside from the creation and the connection routes, all the routes that we are going to show here must have a parameter “</text:span><text:span text:style-name="T48">token</text:span><text:span text:style-name="T49">” with the value of the token.</text:span></text:p>
      <text:p text:style-name="P50"/>
      <text:p text:style-name="P51">Without it, the route won’t be accessible and the API will throw an error.<text:s/></text:p>
      <text:p text:style-name="P52"/>
      <text:p text:style-name="P53"/>
      <text:p text:style-name="P54"/>
      <text:p text:style-name="P55">Users</text:p>
      <text:p text:style-name="Standard"><text:span text:style-name="T56"><text:tab/></text:span><text:span text:style-name="T57">Create a user</text:span></text:p>
      <text:p text:style-name="P58"/>
      <text:p text:style-name="P59"><text:span text:style-name="T60">Method</text:span><text:span text:style-name="T61">:<text:s/></text:span></text:p>
      <text:p text:style-name="P62">POST</text:p>
      <text:p text:style-name="P63"/>
      <text:p text:style-name="Normal"><text:span text:style-name="T64"><text:tab/></text:span><text:span text:style-name="T65"><text:tab/></text:span><text:span text:style-name="T66">URL</text:span><text:span text:style-name="T67">:<text:s/></text:span></text:p>
      <text:p text:style-name="P68"><text:span text:style-name="T69">/users/create</text:span></text:p>
      <text:p text:style-name="P70"/>
      <text:p text:style-name="Normal"><text:span text:style-name="T71"><text:tab/></text:span><text:span text:style-name="T72"><text:tab/></text:span><text:span text:style-name="T73">Parameters (JSON)</text:span><text:span text:style-name="T74">:<text:s/></text:span></text:p>
      <text:p text:style-name="P75"/>
      <text:p text:style-name="Normal"><text:span text:style-name="T76"><text:tab/></text:span><text:span text:style-name="T77"><text:tab/></text:span><text:span text:style-name="T78">{</text:span></text:p>
      <text:p text:style-name="P79"><text:tab/><text:tab/><text:tab/>"lastname": "ecalle",</text:p>
      <text:p text:style-name="P80"><text:tab/><text:tab/><text:tab/>"firstname": "thomas",</text:p>
      <text:p text:style-name="P81"><text:tab/><text:tab/><text:tab/>"pseudo": "sanchyu",</text:p>
      <text:p text:style-name="P82"><text:tab/><text:tab/><text:tab/>"password": "bu78ZArd58",</text:p>
      <text:p text:style-name="Normal"><text:span text:style-name="T83"><text:tab/></text:span><text:span text:style-name="T84"><text:tab/></text:span><text:span text:style-name="T85"><text:tab/></text:span><text:span text:style-name="T86">"email": "thomas@hotmail.fr",</text:span></text:p>
      <text:p text:style-name="Normal"><text:span text:style-name="T87"><text:tab/></text:span><text:span text:style-name="T88"><text:tab/></text:span><text:span text:style-name="T89"><text:tab/>"phone": "0606060606"</text:span></text:p>
      <text:p text:style-name="P90">}</text:p>
      <text:p text:style-name="P91"/>
      <text:p text:style-name="P92"/>
      <text:soft-page-break/>
      <text:p text:style-name="P93"><text:span text:style-name="T94">Results (JSON)</text:span><text:span text:style-name="T95">:<text:s/></text:span></text:p>
      <text:p text:style-name="P96"/>
      <text:p text:style-name="P97">{</text:p>
      <text:p text:style-name="P98"><text:s text:c="4"/>"id": 5,</text:p>
      <text:p text:style-name="P99"><text:s text:c="4"/>"lastname": " ecalle",</text:p>
      <text:p text:style-name="P100"><text:s text:c="4"/>"firstname": " thomas ",</text:p>
      <text:p text:style-name="P101"><text:s text:c="4"/>"email": " thomas @hotmail.fr",</text:p>
      <text:p text:style-name="P102"><text:s text:c="4"/>"pseudo": " sanchyu ",</text:p>
      <text:p text:style-name="P103"><text:s text:c="4"/>"password": "bu78ZArd58",</text:p>
      <text:p text:style-name="P104"><text:s text:c="4"/>"phone_number": "0606060606",</text:p>
      <text:p text:style-name="P105"><text:s text:c="4"/>"updated_at": "2017-06-11T12:27:30.000Z",</text:p>
      <text:p text:style-name="P106"><text:span text:style-name="T107"><text:s text:c="4"/></text:span><text:span text:style-name="T108">"created_at": "2017-06-11T12:27:30.000Z"</text:span></text:p>
      <text:p text:style-name="P109">}</text:p>
      <text:p text:style-name="P110"/>
      <text:p text:style-name="P111"/>
      <text:p text:style-name="P112"/>
      <text:p text:style-name="P113">Informations :<text:s/></text:p>
      <text:list text:style-name="LFO1" text:continue-numbering="true">
        <text:list-item>
          <text:p text:style-name="P114"><text:span text:style-name="T115">Lastname and firstname must contain only letters</text:span></text:p>
        </text:list-item>
        <text:list-item>
          <text:p text:style-name="P116"><text:span text:style-name="T117">Pseudo must be unique in database</text:span></text:p>
        </text:list-item>
        <text:list-item>
          <text:p text:style-name="P118"><text:span text:style-name="T119">Email address must be well formed</text:span></text:p>
        </text:list-item>
        <text:list-item>
          <text:p text:style-name="P120"><text:span text:style-name="T121">Password must contain at least 2 minor cases letters, 2 major cases and 2 numbers</text:span></text:p>
        </text:list-item>
        <text:list-item>
          <text:p text:style-name="P122"><text:span text:style-name="T123">Phone number must contain only numbers</text:span></text:p>
        </text:list-item>
      </text:list>
      <text:p text:style-name="P124"/>
      <text:p text:style-name="P125"><text:span text:style-name="T126">Possible errors</text:span><text:span text:style-name="T127">:</text:span></text:p>
      <text:p text:style-name="P128"/>
      <text:p text:style-name="P129">If one or several needed informations are not well formed.</text:p>
      <text:p text:style-name="P130"/>
      <text:p text:style-name="P131">Error JSON:<text:s/></text:p>
      <text:p text:style-name="P132"/>
      <text:p text:style-name="P133">{</text:p>
      <text:p text:style-name="P134"><text:s text:c="4"/>"result": 0,</text:p>
      <text:p text:style-name="P135"><text:s text:c="4"/>"errors": [</text:p>
      <text:p text:style-name="P136"><text:s text:c="8"/>"Validation error: pseudo \"leekwars\" is already used and must be unique"</text:p>
      <text:p text:style-name="P137"><text:s text:c="4"/>]</text:p>
      <text:p text:style-name="P138">}</text:p>
      <text:p text:style-name="P139"/>
      <text:p text:style-name="P140">Connect a user</text:p>
      <text:p text:style-name="P141"/>
      <text:p text:style-name="P142"><text:span text:style-name="T143">Method</text:span><text:span text:style-name="T144">:</text:span></text:p>
      <text:p text:style-name="P145">POST</text:p>
      <text:p text:style-name="P146"/>
      <text:p text:style-name="P147">URL:</text:p>
      <text:p text:style-name="Normal"><text:span text:style-name="T148"><text:tab/></text:span><text:span text:style-name="T149"><text:tab/></text:span><text:span text:style-name="T150">/users/connect</text:span></text:p>
      <text:p text:style-name="P151"/>
      <text:p text:style-name="P152"><text:span text:style-name="T153">Parameters (JSON)</text:span><text:span text:style-name="T154">:</text:span></text:p>
      <text:p text:style-name="P155"/>
      <text:p text:style-name="Normal"><text:span text:style-name="T156"><text:tab/></text:span><text:span text:style-name="T157"><text:tab/></text:span><text:span text:style-name="T158">{</text:span></text:p>
      <text:p text:style-name="P159"><text:tab/><text:tab/><text:tab/>"pseudo": " sanchyu ",</text:p>
      <text:p text:style-name="P160"><text:tab/><text:tab/><text:tab/>"password": " bu78ZArd58"</text:p>
      <text:p text:style-name="P161">}</text:p>
      <text:p text:style-name="P162"/>
      <text:p text:style-name="P163"><text:span text:style-name="T164">Results (JSON)</text:span><text:span text:style-name="T165">:</text:span></text:p>
      <text:p text:style-name="P166"/>
      <text:p text:style-name="P167">{</text:p>
      <text:p text:style-name="P168"><text:s text:c="4"/>"result": 1,</text:p>
      <text:p text:style-name="P169"><text:s text:c="4"/>"message": "Athentification is a success",</text:p>
      <text:p text:style-name="P170"><text:s text:c="4"/>"expires_in_seconds": 86400,</text:p>
      <text:p text:style-name="P171"><text:s text:c="4"/>"token":<text:s/><text:soft-page-break/>"eyJ0eXAiOiJKV1QiLCJhbGciOiJIUzI1NiJ9.eyJpc3MiOjUsImV4cCI6MTQ5NzI3MDcwMzU5Mn0.DE6BWtaGq_RQdc-OEnofvUNkb4DYUHpx5JPMApVa4Pg"</text:p>
      <text:p text:style-name="P172">}</text:p>
      <text:p text:style-name="P173"/>
      <text:p text:style-name="P174"><text:span text:style-name="T175">Possible errors</text:span><text:span text:style-name="T176">:</text:span></text:p>
      <text:p text:style-name="P177"/>
      <text:p text:style-name="P178">If pseudo and password don’t match any user in database.</text:p>
      <text:p text:style-name="P179"/>
      <text:p text:style-name="P180">Error JSON:<text:s/></text:p>
      <text:p text:style-name="P181"/>
      <text:p text:style-name="P182">{</text:p>
      <text:p text:style-name="P183"><text:s text:c="4"/>"result": 0,</text:p>
      <text:p text:style-name="P184"><text:s text:c="4"/>"message": "Athentification failed"</text:p>
      <text:p text:style-name="P185">}</text:p>
      <text:p text:style-name="P186"/>
      <text:p text:style-name="P187"/>
      <text:p text:style-name="P188">Get all users</text:p>
      <text:p text:style-name="P189"/>
      <text:p text:style-name="P190"><text:span text:style-name="T191">Method</text:span><text:span text:style-name="T192">:</text:span></text:p>
      <text:p text:style-name="P193">GET</text:p>
      <text:p text:style-name="P194"/>
      <text:p text:style-name="P195">URL:</text:p>
      <text:p text:style-name="Normal"><text:span text:style-name="T196"><text:tab/></text:span><text:span text:style-name="T197"><text:tab/></text:span><text:span text:style-name="T198">/users</text:span></text:p>
      <text:p text:style-name="P199"/>
      <text:p text:style-name="P200"><text:span text:style-name="T201">Results (JSON)</text:span><text:span text:style-name="T202">:</text:span></text:p>
      <text:p text:style-name="P203"/>
      <text:p text:style-name="P204">[</text:p>
      <text:p text:style-name="P205"><text:s text:c="4"/>{</text:p>
      <text:p text:style-name="P206"><text:s text:c="8"/>"id": 1,</text:p>
      <text:p text:style-name="P207"><text:s text:c="8"/>"pseudo": "raph"</text:p>
      <text:p text:style-name="P208"><text:s text:c="4"/>},</text:p>
      <text:p text:style-name="P209"><text:s text:c="4"/>{</text:p>
      <text:p text:style-name="P210"><text:s text:c="8"/>"id": 2,</text:p>
      <text:p text:style-name="P211"><text:s text:c="8"/>"pseudo": "tomtom"</text:p>
      <text:p text:style-name="P212"><text:s text:c="4"/>}</text:p>
      <text:p text:style-name="P213">]</text:p>
      <text:p text:style-name="P214"/>
      <text:p text:style-name="P215"/>
      <text:p text:style-name="P216">Get a user by ID</text:p>
      <text:p text:style-name="P217"/>
      <text:p text:style-name="P218"><text:span text:style-name="T219">Method</text:span><text:span text:style-name="T220">:</text:span></text:p>
      <text:p text:style-name="P221">GET</text:p>
      <text:p text:style-name="P222"/>
      <text:p text:style-name="P223">URL:</text:p>
      <text:p text:style-name="Normal"><text:span text:style-name="T224"><text:tab/></text:span><text:span text:style-name="T225"><text:tab/></text:span><text:span text:style-name="T226">/users/:idOfUSer</text:span></text:p>
      <text:p text:style-name="P227"/>
      <text:p text:style-name="P228"><text:span text:style-name="T229">Results (JSON)</text:span><text:span text:style-name="T230">:</text:span></text:p>
      <text:p text:style-name="P231"/>
      <text:p text:style-name="P232">{</text:p>
      <text:p text:style-name="P233"><text:s text:c="4"/>"id": 4,</text:p>
      <text:p text:style-name="P234"><text:s text:c="4"/>"email": "jardot@hotmail.fr",</text:p>
      <text:p text:style-name="P235"><text:s text:c="4"/>"lastname": "jardot",</text:p>
      <text:p text:style-name="P236"><text:s text:c="4"/>"firstname": "arthur",</text:p>
      <text:soft-page-break/>
      <text:p text:style-name="P237"><text:s text:c="4"/>"pseudo": "pocebleu",</text:p>
      <text:p text:style-name="P238"><text:s text:c="4"/>"password": "a12AA58",</text:p>
      <text:p text:style-name="P239"><text:s text:c="4"/>"phone_number": "0606060606",</text:p>
      <text:p text:style-name="P240"><text:s text:c="4"/>"token_available": null,</text:p>
      <text:p text:style-name="P241"><text:s text:c="4"/>"created_at": "2017-06-11T12:27:10.000Z",</text:p>
      <text:p text:style-name="P242"><text:s text:c="4"/>"updated_at": "2017-06-11T12:27:10.000Z",</text:p>
      <text:p text:style-name="P243"><text:s text:c="4"/>"deleted_at": null</text:p>
      <text:p text:style-name="P244">}</text:p>
      <text:p text:style-name="P245"/>
      <text:p text:style-name="P246"><text:span text:style-name="T247">Possible errors</text:span><text:span text:style-name="T248">:</text:span></text:p>
      <text:p text:style-name="P249"/>
      <text:p text:style-name="P250">If “id” is not in database.</text:p>
      <text:p text:style-name="P251"/>
      <text:p text:style-name="P252">Error JSON:<text:s/></text:p>
      <text:p text:style-name="P253"/>
      <text:p text:style-name="P254">{</text:p>
      <text:p text:style-name="P255"><text:s text:c="4"/>"result": 0,</text:p>
      <text:p text:style-name="P256"><text:s text:c="4"/>"message": "No user found"</text:p>
      <text:p text:style-name="P257">} <text:s text:c="3"/></text:p>
      <text:p text:style-name="P258"/>
      <text:p text:style-name="P259">Modify user’s password</text:p>
      <text:p text:style-name="P260"/>
      <text:p text:style-name="P261"><text:span text:style-name="T262">Method</text:span><text:span text:style-name="T263">:</text:span></text:p>
      <text:p text:style-name="P264">PUT</text:p>
      <text:p text:style-name="P265"/>
      <text:p text:style-name="P266">URL:</text:p>
      <text:p text:style-name="Normal"><text:span text:style-name="T267"><text:tab/></text:span><text:span text:style-name="T268"><text:tab/></text:span><text:span text:style-name="T269">/users/update/password/:newPassword</text:span></text:p>
      <text:p text:style-name="P270"/>
      <text:p text:style-name="P271"><text:span text:style-name="T272">Results (JSON)</text:span><text:span text:style-name="T273">:</text:span></text:p>
      <text:p text:style-name="P274"/>
      <text:p text:style-name="P275">{</text:p>
      <text:p text:style-name="P276"><text:s text:c="4"/>"result": 1,</text:p>
      <text:p text:style-name="P277"><text:s text:c="4"/>"message": "Password correctly updated"</text:p>
      <text:p text:style-name="P278">}</text:p>
      <text:p text:style-name="P279"/>
      <text:p text:style-name="P280"><text:span text:style-name="T281">Possible errors</text:span><text:span text:style-name="T282">:</text:span></text:p>
      <text:p text:style-name="P283"/>
      <text:p text:style-name="P284">If “password” doesn’t match the requirements.</text:p>
      <text:p text:style-name="P285"/>
      <text:p text:style-name="P286">Error JSON:<text:s/></text:p>
      <text:p text:style-name="P287"/>
      <text:p text:style-name="P288">{</text:p>
      <text:p text:style-name="P289"><text:s text:c="4"/>"result": 0,</text:p>
      <text:p text:style-name="P290"><text:s text:c="4"/>"errors": [</text:p>
      <text:p text:style-name="P291"><text:s text:c="8"/>"Validation error: Your password must contain 2 Uppercase characters, 2 minor cases and 2 digits"</text:p>
      <text:p text:style-name="P292"><text:s text:c="4"/>]</text:p>
      <text:p text:style-name="P293">}</text:p>
      <text:p text:style-name="P294"/>
      <text:p text:style-name="P295"/>
      <text:p text:style-name="P296"/>
      <text:p text:style-name="P297">Modify user’s pseudo</text:p>
      <text:p text:style-name="P298"/>
      <text:soft-page-break/>
      <text:p text:style-name="P299"><text:span text:style-name="T300">Method</text:span><text:span text:style-name="T301">:</text:span></text:p>
      <text:p text:style-name="P302">PUT</text:p>
      <text:p text:style-name="P303"/>
      <text:p text:style-name="P304">URL:</text:p>
      <text:p text:style-name="Normal"><text:span text:style-name="T305"><text:tab/></text:span><text:span text:style-name="T306"><text:tab/></text:span><text:span text:style-name="T307">/users/update/pseudo/:newPseudo</text:span></text:p>
      <text:p text:style-name="P308"/>
      <text:p text:style-name="P309"><text:span text:style-name="T310">Results (JSON)</text:span><text:span text:style-name="T311">:</text:span></text:p>
      <text:p text:style-name="P312"/>
      <text:p text:style-name="P313">{</text:p>
      <text:p text:style-name="P314"><text:s text:c="4"/>"result": 1,</text:p>
      <text:p text:style-name="P315"><text:s text:c="4"/>"message": "Pseudo correctly updated"</text:p>
      <text:p text:style-name="P316">}</text:p>
      <text:p text:style-name="P317"/>
      <text:p text:style-name="P318"><text:span text:style-name="T319">Possible errors</text:span><text:span text:style-name="T320">:</text:span></text:p>
      <text:p text:style-name="P321"/>
      <text:p text:style-name="P322">If “pseudo” doesn’t match the requirements (being unique).</text:p>
      <text:p text:style-name="P323"/>
      <text:p text:style-name="P324">Error JSON:<text:s/></text:p>
      <text:p text:style-name="P325"/>
      <text:p text:style-name="P326">{</text:p>
      <text:p text:style-name="P327"><text:s text:c="4"/>"result": 0,</text:p>
      <text:p text:style-name="P328"><text:s text:c="4"/>"errors": [</text:p>
      <text:p text:style-name="P329"><text:s text:c="8"/>"Validation error: pseudo \"raph\" is already used and must be unique"</text:p>
      <text:p text:style-name="P330"><text:s text:c="4"/>]</text:p>
      <text:p text:style-name="P331">}</text:p>
      <text:p text:style-name="P332"/>
      <text:p text:style-name="P333"/>
      <text:p text:style-name="P334">Modify user’s email</text:p>
      <text:p text:style-name="P335"/>
      <text:p text:style-name="P336"><text:span text:style-name="T337">Method</text:span><text:span text:style-name="T338">:</text:span></text:p>
      <text:p text:style-name="P339">PUT</text:p>
      <text:p text:style-name="P340"/>
      <text:p text:style-name="P341">URL:</text:p>
      <text:p text:style-name="Normal"><text:span text:style-name="T342"><text:tab/></text:span><text:span text:style-name="T343"><text:tab/></text:span><text:span text:style-name="T344">/users/update/email/:newEmail</text:span></text:p>
      <text:p text:style-name="P345"/>
      <text:p text:style-name="P346"><text:span text:style-name="T347">Results (JSON)</text:span><text:span text:style-name="T348">:</text:span></text:p>
      <text:p text:style-name="P349"/>
      <text:p text:style-name="P350">{</text:p>
      <text:p text:style-name="P351"><text:s text:c="4"/>"result": 1,</text:p>
      <text:p text:style-name="P352"><text:s text:c="4"/>"message": "Email correctly updated"</text:p>
      <text:p text:style-name="P353">}</text:p>
      <text:p text:style-name="P354"/>
      <text:p text:style-name="P355"><text:span text:style-name="T356">Possible errors</text:span><text:span text:style-name="T357">:</text:span></text:p>
      <text:p text:style-name="P358"/>
      <text:p text:style-name="P359">If “email” doesn’t match the requirements (being well formed email address).</text:p>
      <text:p text:style-name="P360"/>
      <text:p text:style-name="P361">Error JSON:<text:s/></text:p>
      <text:p text:style-name="P362"/>
      <text:p text:style-name="P363">{</text:p>
      <text:p text:style-name="P364"><text:s text:c="4"/>"result": 0,</text:p>
      <text:p text:style-name="P365"><text:s text:c="4"/>"errors": [</text:p>
      <text:p text:style-name="P366"><text:s text:c="8"/>"Validation error: Not valid email adress"</text:p>
      <text:soft-page-break/>
      <text:p text:style-name="P367"><text:s text:c="4"/>]</text:p>
      <text:p text:style-name="P368">}</text:p>
      <text:p text:style-name="P369"/>
      <text:p text:style-name="P370"/>
      <text:p text:style-name="P371">Modify user’s firstname</text:p>
      <text:p text:style-name="P372"/>
      <text:p text:style-name="P373"><text:span text:style-name="T374">Method</text:span><text:span text:style-name="T375">:</text:span></text:p>
      <text:p text:style-name="P376">PUT</text:p>
      <text:p text:style-name="P377"/>
      <text:p text:style-name="P378">URL:</text:p>
      <text:p text:style-name="Normal"><text:span text:style-name="T379"><text:tab/></text:span><text:span text:style-name="T380"><text:tab/></text:span><text:span text:style-name="T381">/users/update/firstname/:newFirstname</text:span></text:p>
      <text:p text:style-name="P382"/>
      <text:p text:style-name="P383"><text:span text:style-name="T384">Results (JSON)</text:span><text:span text:style-name="T385">:</text:span></text:p>
      <text:p text:style-name="P386"/>
      <text:p text:style-name="P387">{</text:p>
      <text:p text:style-name="P388"><text:s text:c="4"/>"result": 1,</text:p>
      <text:p text:style-name="P389"><text:s text:c="4"/>"message": "Firstname correctly updated"</text:p>
      <text:p text:style-name="P390">}</text:p>
      <text:p text:style-name="P391"/>
      <text:p text:style-name="P392"><text:span text:style-name="T393">Possible errors</text:span><text:span text:style-name="T394">:</text:span></text:p>
      <text:p text:style-name="P395"/>
      <text:p text:style-name="P396">If “firstname” doesn’t match the requirements (containing only letters).</text:p>
      <text:p text:style-name="P397"/>
      <text:p text:style-name="P398">Error JSON:<text:s/></text:p>
      <text:p text:style-name="P399"/>
      <text:p text:style-name="P400">{</text:p>
      <text:p text:style-name="P401"><text:s text:c="4"/>"result": 0,</text:p>
      <text:p text:style-name="P402"><text:s text:c="4"/>"errors": [</text:p>
      <text:p text:style-name="P403"><text:s text:c="8"/>"Validation error: Your first name contains something else than letters"</text:p>
      <text:p text:style-name="P404"><text:s text:c="4"/>]</text:p>
      <text:p text:style-name="P405">}</text:p>
      <text:p text:style-name="P406">Modify user’s lastname</text:p>
      <text:p text:style-name="P407"/>
      <text:p text:style-name="P408"><text:span text:style-name="T409">Method</text:span><text:span text:style-name="T410">:</text:span></text:p>
      <text:p text:style-name="P411">PUT</text:p>
      <text:p text:style-name="P412"/>
      <text:p text:style-name="P413">URL:</text:p>
      <text:p text:style-name="Normal"><text:span text:style-name="T414"><text:tab/></text:span><text:span text:style-name="T415"><text:tab/></text:span><text:span text:style-name="T416">/users/update/lastname/:newLastname</text:span></text:p>
      <text:p text:style-name="P417"/>
      <text:p text:style-name="P418"><text:span text:style-name="T419">Results (JSON)</text:span><text:span text:style-name="T420">:</text:span></text:p>
      <text:p text:style-name="P421"/>
      <text:p text:style-name="P422">{</text:p>
      <text:p text:style-name="P423"><text:s text:c="4"/>"result": 1,</text:p>
      <text:p text:style-name="P424"><text:s text:c="4"/>"message": "Lastname correctly updated"</text:p>
      <text:p text:style-name="P425">}</text:p>
      <text:p text:style-name="P426"/>
      <text:p text:style-name="P427"><text:span text:style-name="T428">Possible errors</text:span><text:span text:style-name="T429">:</text:span></text:p>
      <text:p text:style-name="P430"/>
      <text:p text:style-name="P431">If “lastname” doesn’t match the requirements (containing only letters).</text:p>
      <text:p text:style-name="P432"/>
      <text:p text:style-name="P433">Error JSON:<text:s/></text:p>
      <text:p text:style-name="P434"/>
      <text:soft-page-break/>
      <text:p text:style-name="P435">{</text:p>
      <text:p text:style-name="P436"><text:s text:c="4"/>"result": 0,</text:p>
      <text:p text:style-name="P437"><text:s text:c="4"/>"errors": [</text:p>
      <text:p text:style-name="P438"><text:s text:c="8"/>"Validation error: Your last name contains something else than letters"</text:p>
      <text:p text:style-name="P439"><text:s text:c="4"/>]</text:p>
      <text:p text:style-name="P440">}</text:p>
      <text:p text:style-name="P441"/>
      <text:p text:style-name="P442"/>
      <text:p text:style-name="P443">Deconnect active user</text:p>
      <text:p text:style-name="P444"/>
      <text:p text:style-name="P445"><text:span text:style-name="T446">Method</text:span><text:span text:style-name="T447">:</text:span></text:p>
      <text:p text:style-name="P448">PUT</text:p>
      <text:p text:style-name="P449"/>
      <text:p text:style-name="P450">URL:</text:p>
      <text:p text:style-name="Normal"><text:span text:style-name="T451"><text:tab/></text:span><text:span text:style-name="T452"><text:tab/></text:span><text:span text:style-name="T453">/users/deconnect</text:span></text:p>
      <text:p text:style-name="P454"/>
      <text:p text:style-name="P455"><text:span text:style-name="T456">Results (JSON)</text:span><text:span text:style-name="T457">:</text:span></text:p>
      <text:p text:style-name="P458"/>
      <text:p text:style-name="P459">{</text:p>
      <text:p text:style-name="P460"><text:s text:c="4"/>"result": 1,</text:p>
      <text:p text:style-name="P461"><text:s text:c="4"/>"message": "Successfully deconnected"</text:p>
      <text:p text:style-name="P462">}</text:p>
      <text:p text:style-name="P463"/>
      <text:p text:style-name="P464"/>
      <text:p text:style-name="P465"/>
      <text:p text:style-name="P466"/>
      <text:p text:style-name="P467">Friends</text:p>
      <text:p text:style-name="P468"/>
      <text:p text:style-name="P469">Add a friend</text:p>
      <text:p text:style-name="P470"/>
      <text:p text:style-name="P471"><text:span text:style-name="T472">Method</text:span><text:span text:style-name="T473">:</text:span></text:p>
      <text:p text:style-name="P474">POST</text:p>
      <text:p text:style-name="P475"/>
      <text:p text:style-name="P476">URL:</text:p>
      <text:p text:style-name="Normal"><text:span text:style-name="T477"><text:tab/></text:span><text:span text:style-name="T478"><text:tab/></text:span><text:span text:style-name="T479">/users/friends/add/:idOfOtherUser</text:span></text:p>
      <text:p text:style-name="P480"><text:span text:style-name="T481">Results (JSON)</text:span><text:span text:style-name="T482">:</text:span></text:p>
      <text:p text:style-name="P483"/>
      <text:p text:style-name="P484">{</text:p>
      <text:p text:style-name="P485"><text:s text:c="4"/>"result": 1,</text:p>
      <text:p text:style-name="P486"><text:s text:c="4"/>"message": "Friend correctly added"</text:p>
      <text:p text:style-name="P487">}<text:tab/><text:tab/></text:p>
      <text:p text:style-name="P488"/>
      <text:p text:style-name="Normal"><text:span text:style-name="T489"><text:tab/></text:span><text:span text:style-name="T490"><text:tab/></text:span><text:span text:style-name="T491">Informations:</text:span></text:p>
      <text:p text:style-name="P492">When a user add another as a friend, the second one has to accept it in order to validate the friendship, as Facebook’s system.</text:p>
      <text:p text:style-name="P493"/>
      <text:p text:style-name="P494">Get all friends’ id of active user</text:p>
      <text:p text:style-name="P495"/>
      <text:p text:style-name="P496"><text:span text:style-name="T497">Method</text:span><text:span text:style-name="T498">:</text:span></text:p>
      <text:p text:style-name="P499">GET</text:p>
      <text:p text:style-name="P500"/>
      <text:p text:style-name="P501">URL:</text:p>
      <text:p text:style-name="Normal"><text:span text:style-name="T502"><text:tab/></text:span><text:span text:style-name="T503"><text:tab/></text:span><text:span text:style-name="T504">/users/friends/all</text:span></text:p>
      <text:soft-page-break/>
      <text:p text:style-name="P505"><text:span text:style-name="T506">Results (JSON)</text:span><text:span text:style-name="T507">:</text:span></text:p>
      <text:p text:style-name="P508"/>
      <text:p text:style-name="P509">[</text:p>
      <text:p text:style-name="P510"><text:tab/>1,</text:p>
      <text:p text:style-name="P511"><text:tab/>2</text:p>
      <text:p text:style-name="P512">]<text:tab/><text:tab/></text:p>
      <text:p text:style-name="P513"/>
      <text:p text:style-name="P514"/>
      <text:p text:style-name="P515"/>
      <text:p text:style-name="P516">Remove a friend</text:p>
      <text:p text:style-name="P517"/>
      <text:p text:style-name="P518"><text:span text:style-name="T519">Method</text:span><text:span text:style-name="T520">:</text:span></text:p>
      <text:p text:style-name="P521">DELETE</text:p>
      <text:p text:style-name="P522"/>
      <text:p text:style-name="P523">URL:</text:p>
      <text:p text:style-name="Normal"><text:span text:style-name="T524"><text:tab/></text:span><text:span text:style-name="T525"><text:tab/></text:span><text:span text:style-name="T526">/users/friends/remove/:friendID</text:span></text:p>
      <text:p text:style-name="P527"/>
      <text:p text:style-name="P528"><text:span text:style-name="T529">Results (JSON)</text:span><text:span text:style-name="T530">:</text:span></text:p>
      <text:p text:style-name="P531"/>
      <text:p text:style-name="P532">{</text:p>
      <text:p text:style-name="P533"><text:s text:c="4"/>"result": 1,</text:p>
      <text:p text:style-name="P534"><text:s text:c="4"/>"message": "Friendship correctly removed"</text:p>
      <text:p text:style-name="P535">}<text:tab/><text:tab/></text:p>
      <text:p text:style-name="P536"/>
      <text:p text:style-name="P537"/>
      <text:p text:style-name="P538">Products</text:p>
      <text:p text:style-name="P539"><text:tab/></text:p>
      <text:p text:style-name="Standard"><text:span text:style-name="T540"><text:tab/></text:span><text:span text:style-name="T541">Search in amazon</text:span></text:p>
      <text:p text:style-name="P542"/>
      <text:list text:style-name="LFO1" text:continue-numbering="true">
        <text:list-item>
          <text:p text:style-name="P543">search books in amazon →</text:p>
        </text:list-item>
      </text:list>
      <text:p text:style-name="P544"/>
      <text:p text:style-name="P545"><text:span text:style-name="T546">Method</text:span><text:span text:style-name="T547">:</text:span></text:p>
      <text:p text:style-name="P548">GET</text:p>
      <text:p text:style-name="P549"/>
      <text:p text:style-name="P550">URL:</text:p>
      <text:p text:style-name="Normal"><text:span text:style-name="T551"><text:tab/></text:span><text:span text:style-name="T552"><text:tab/></text:span><text:span text:style-name="T553">/products/amazon/books/:strtofind</text:span></text:p>
      <text:p text:style-name="P554"/>
      <text:p text:style-name="P555"><text:span text:style-name="T556">Results (JSON)</text:span><text:span text:style-name="T557">:</text:span></text:p>
      <text:p text:style-name="P558"/>
      <text:p text:style-name="P559">[</text:p>
      <text:p text:style-name="P560"><text:s text:c="4"/>{</text:p>
      <text:p text:style-name="P561"><text:s text:c="8"/>"ASIN": "B013C2BYPW",</text:p>
      <text:p text:style-name="P562"><text:s text:c="8"/>"name": "Antarès - Episode 6 (French Edition)",</text:p>
      <text:p text:style-name="P563"><text:s text:c="8"/>"editor": "Dargaud",</text:p>
      <text:p text:style-name="P564"><text:s text:c="8"/>"date": "2015-08-28"</text:p>
      <text:p text:style-name="P565"><text:s text:c="4"/>}</text:p>
      <text:p text:style-name="P566">]</text:p>
      <text:p text:style-name="P567"/>
      <text:p text:style-name="P568"/>
      <text:list text:style-name="LFO1" text:continue-numbering="true">
        <text:list-item>
          <text:p text:style-name="P569">search films in amazon →</text:p>
        </text:list-item>
      </text:list>
      <text:p text:style-name="P570"/>
      <text:p text:style-name="P571"><text:span text:style-name="T572">Method</text:span><text:span text:style-name="T573">:</text:span></text:p>
      <text:soft-page-break/>
      <text:p text:style-name="P574">GET</text:p>
      <text:p text:style-name="P575"/>
      <text:p text:style-name="P576">URL:</text:p>
      <text:p text:style-name="P577"><text:span text:style-name="T578">/</text:span><text:span text:style-name="T579">products/amazon/films/:strtofind</text:span></text:p>
      <text:p text:style-name="P580"/>
      <text:p text:style-name="P581"/>
      <text:p text:style-name="P582"><text:span text:style-name="T583">Results (JSON)</text:span><text:span text:style-name="T584">:</text:span></text:p>
      <text:p text:style-name="P585"/>
      <text:p text:style-name="P586">[</text:p>
      <text:p text:style-name="P587"><text:s text:c="4"/>{</text:p>
      <text:p text:style-name="P588"><text:s text:c="8"/>"ASIN": "B01LTHYTT0",</text:p>
      <text:p text:style-name="P589"><text:s text:c="8"/>"name": "Les Animaux Fantastiques",</text:p>
      <text:p text:style-name="P590"><text:s text:c="8"/><text:span text:style-name="T591">"genre": null,</text:span></text:p>
      <text:p text:style-name="P592"><text:s text:c="8"/>"date": null</text:p>
      <text:p text:style-name="P593"><text:s text:c="4"/>}</text:p>
      <text:p text:style-name="P594">]</text:p>
      <text:p text:style-name="P595"/>
      <text:p text:style-name="P596"/>
      <text:list text:style-name="LFO1" text:continue-numbering="true">
        <text:list-item>
          <text:p text:style-name="P597">search musics in amazon →</text:p>
        </text:list-item>
      </text:list>
      <text:p text:style-name="P598"/>
      <text:p text:style-name="P599"><text:span text:style-name="T600">Method</text:span><text:span text:style-name="T601">:</text:span></text:p>
      <text:p text:style-name="P602">GET</text:p>
      <text:p text:style-name="P603"/>
      <text:p text:style-name="P604">URL:</text:p>
      <text:p text:style-name="P605"><text:span text:style-name="T606">/products/amazon/music/:strtofind</text:span></text:p>
      <text:p text:style-name="P607"/>
      <text:p text:style-name="P608"/>
      <text:p text:style-name="P609"><text:span text:style-name="T610">Results (JSON)</text:span>:</text:p>
      <text:p text:style-name="P611"/>
      <text:p text:style-name="P612">[</text:p>
      <text:p text:style-name="P613"><text:s text:c="4"/>{</text:p>
      <text:p text:style-name="P614"><text:s text:c="8"/>"ASIN": "B000002OTK",</text:p>
      <text:p text:style-name="P615"><text:s text:c="8"/>"name": "Pulp Fiction: Music From The Motion Picture",</text:p>
      <text:p text:style-name="P616"><text:s text:c="8"/>"artist": "Dick Dale &amp; His Del-Tones;Kool &amp; The Gang;Al Green;The Tornadoes;Ricky Nelson;Dusty Springfield;The Centurians;Chuck Berry;Urge Overkill;Maria McKee",</text:p>
      <text:p text:style-name="P617"><text:span text:style-name="T618"><text:s text:c="8"/></text:span>"date": "2008-12-09"</text:p>
      <text:p text:style-name="P619"><text:s text:c="4"/>}</text:p>
      <text:p text:style-name="P620">]</text:p>
      <text:p text:style-name="P621"/>
      <text:p text:style-name="P622"/>
      <text:list text:style-name="LFO1" text:continue-numbering="true">
        <text:list-item>
          <text:p text:style-name="P623">search video games in amazon →</text:p>
        </text:list-item>
      </text:list>
      <text:p text:style-name="P624"/>
      <text:p text:style-name="P625"><text:span text:style-name="T626">Method</text:span><text:span text:style-name="T627">:</text:span></text:p>
      <text:p text:style-name="P628">GET</text:p>
      <text:p text:style-name="P629"/>
      <text:p text:style-name="P630">URL:</text:p>
      <text:p text:style-name="P631"><text:span text:style-name="T632">/products/amazon/game/:strtofind</text:span></text:p>
      <text:p text:style-name="P633"/>
      <text:p text:style-name="P634"/>
      <text:p text:style-name="P635"><text:tab/></text:p>
      <text:p text:style-name="P636"/>
      <text:soft-page-break/>
      <text:list text:style-name="LFO1" text:continue-numbering="true">
        <text:list-item>
          <text:p text:style-name="P637">get infos of a product from amazon →</text:p>
        </text:list-item>
      </text:list>
      <text:p text:style-name="P638"><text:span text:style-name="T639">Method</text:span><text:span text:style-name="T640">:</text:span></text:p>
      <text:p text:style-name="P641">GET</text:p>
      <text:p text:style-name="P642"/>
      <text:p text:style-name="P643">URL:</text:p>
      <text:p text:style-name="P644"><text:span text:style-name="T645">/products/amazon/:barcode/:barcodetype</text:span></text:p>
      <text:p text:style-name="P646"><text:tab/></text:p>
      <text:p text:style-name="P647"/>
      <text:p text:style-name="P648"><text:tab/>modify database</text:p>
      <text:p text:style-name="P649"/>
      <text:list text:style-name="LFO1" text:continue-numbering="true">
        <text:list-item>
          <text:p text:style-name="P650">add product to the library of active user →</text:p>
        </text:list-item>
      </text:list>
      <text:p text:style-name="P651"/>
      <text:p text:style-name="P652"><text:span text:style-name="T653">Method</text:span><text:span text:style-name="T654">:</text:span></text:p>
      <text:p text:style-name="P655">POST</text:p>
      <text:p text:style-name="P656"/>
      <text:p text:style-name="P657">URL:</text:p>
      <text:p text:style-name="P658">/products/create/:code/:barcodetype</text:p>
      <text:p text:style-name="P659"/>
      <text:p text:style-name="P660"><text:span text:style-name="T661">Results (JSON)</text:span><text:span text:style-name="T662">:</text:span></text:p>
      <text:p text:style-name="P663"/>
      <text:p text:style-name="P664">{</text:p>
      <text:p text:style-name="P665"><text:s text:c="4"/>"result": 1,</text:p>
      <text:p text:style-name="P666"><text:s text:c="4"/>"message": "The product has been well added to the database."</text:p>
      <text:p text:style-name="P667">}</text:p>
      <text:p text:style-name="P668"/>
      <text:p text:style-name="P669"/>
      <text:list text:style-name="LFO1" text:continue-numbering="true">
        <text:list-item>
          <text:p text:style-name="P670">delete product of the library of active user →</text:p>
        </text:list-item>
      </text:list>
      <text:p text:style-name="P671"><text:span text:style-name="T672">Method</text:span><text:span text:style-name="T673">:</text:span></text:p>
      <text:p text:style-name="P674">DELETE</text:p>
      <text:p text:style-name="P675"/>
      <text:p text:style-name="P676">URL:</text:p>
      <text:p text:style-name="P677"><text:span text:style-name="T678"><text:tab/></text:span><text:span text:style-name="T679">/products/delete/:productID</text:span></text:p>
      <text:p text:style-name="P680"/>
      <text:p text:style-name="P681"><text:span text:style-name="T682">Results (JSON)</text:span><text:span text:style-name="T683">:</text:span></text:p>
      <text:p text:style-name="P684"/>
      <text:p text:style-name="P685">{</text:p>
      <text:p text:style-name="P686"><text:s text:c="4"/>"result": 1,</text:p>
      <text:p text:style-name="P687"><text:s text:c="4"/>"message": "The product has been well deleted"</text:p>
      <text:p text:style-name="P688">}</text:p>
      <text:p text:style-name="P689"><text:span text:style-name="T690"><text:tab/></text:span></text:p>
      <text:p text:style-name="P691"><text:tab/>get informations from bdd</text:p>
      <text:p text:style-name="P692"><text:tab/></text:p>
      <text:list text:style-name="LFO1" text:continue-numbering="true">
        <text:list-item>
          <text:p text:style-name="P693"><text:span text:style-name="T694">get all product for all users →</text:span></text:p>
        </text:list-item>
      </text:list>
      <text:p text:style-name="P695"><text:span text:style-name="T696">Method</text:span><text:span text:style-name="T697">:</text:span></text:p>
      <text:p text:style-name="P698">GET</text:p>
      <text:p text:style-name="P699"/>
      <text:p text:style-name="P700">URL:</text:p>
      <text:p text:style-name="P701"><text:span text:style-name="T702"><text:tab/></text:span><text:span text:style-name="T703">/products/search</text:span></text:p>
      <text:p text:style-name="P704"/>
      <text:p text:style-name="P705"><text:span text:style-name="T706">Results (JSON)</text:span><text:span text:style-name="T707">:</text:span></text:p>
      <text:p text:style-name="P708"/>
      <text:p text:style-name="P709"><text:s/>[</text:p>
      <text:soft-page-break/>
      <text:p text:style-name="P710"><text:s text:c="4"/>{</text:p>
      <text:p text:style-name="P711"><text:s text:c="8"/>"id": 2,</text:p>
      <text:p text:style-name="P712"><text:s text:c="8"/>"bar_code": "ISBN;9782205073973",</text:p>
      <text:p text:style-name="P713"><text:s text:c="8"/>"user_id": 1</text:p>
      <text:p text:style-name="P714"><text:s text:c="4"/>},</text:p>
      <text:p text:style-name="P715"><text:s text:c="4"/>{</text:p>
      <text:p text:style-name="P716"><text:s text:c="8"/>"id": 3,</text:p>
      <text:p text:style-name="P717"><text:s text:c="8"/>"bar_code": "ISBN;9782100545261",</text:p>
      <text:p text:style-name="P718"><text:s text:c="8"/>"user_id": 1</text:p>
      <text:p text:style-name="P719"><text:s text:c="4"/>},</text:p>
      <text:p text:style-name="P720"><text:s text:c="4"/>{</text:p>
      <text:p text:style-name="P721"><text:s text:c="8"/>"id": 4,</text:p>
      <text:p text:style-name="P722"><text:s text:c="8"/>"bar_code": "ISBN;B0002U0JXQ",</text:p>
      <text:p text:style-name="P723"><text:s text:c="8"/>"user_id": 1</text:p>
      <text:p text:style-name="P724"><text:s text:c="4"/>}</text:p>
      <text:p text:style-name="P725">]</text:p>
      <text:p text:style-name="P726"/>
      <text:list text:style-name="LFO1" text:continue-numbering="true">
        <text:list-item>
          <text:p text:style-name="P727">get a particular product →</text:p>
        </text:list-item>
      </text:list>
      <text:p text:style-name="P728"/>
      <text:p text:style-name="P729"><text:span text:style-name="T730">Method</text:span><text:span text:style-name="T731">:</text:span></text:p>
      <text:p text:style-name="P732">GET</text:p>
      <text:p text:style-name="P733"/>
      <text:p text:style-name="P734">URL:</text:p>
      <text:p text:style-name="P735"><text:span text:style-name="T736"><text:tab/></text:span><text:span text:style-name="T737">/products/search/:productid</text:span></text:p>
      <text:p text:style-name="P738"/>
      <text:p text:style-name="P739"><text:span text:style-name="T740">Results (JSON)</text:span><text:span text:style-name="T741">:</text:span></text:p>
      <text:p text:style-name="P742"/>
      <text:p text:style-name="P743">{</text:p>
      <text:p text:style-name="P744"><text:s text:c="4"/>"id": 2,</text:p>
      <text:p text:style-name="P745"><text:s text:c="4"/>"type": "Kindle Edition",</text:p>
      <text:p text:style-name="P746"><text:s text:c="4"/>"bar_code": "ISBN;9782205073973",</text:p>
      <text:p text:style-name="P747"><text:s text:c="4"/>"date": "2015-08-28T00:00:00.000Z",</text:p>
      <text:p text:style-name="P748"><text:s text:c="4"/>"price": null,</text:p>
      <text:p text:style-name="P749"><text:s text:c="4"/>"name": "Antarès - Episode 6 (French Edition)",</text:p>
      <text:p text:style-name="P750"><text:s text:c="4"/>"editor": "Dargaud",</text:p>
      <text:p text:style-name="P751"><text:s text:c="4"/>"genre": null,</text:p>
      <text:p text:style-name="P752"><text:s text:c="4"/>"autor": "Leo",</text:p>
      <text:p text:style-name="P753"><text:s text:c="4"/>"actors": null,</text:p>
      <text:p text:style-name="P754"><text:s text:c="4"/>"created_at": "2017-06-10T12:44:29.000Z",</text:p>
      <text:p text:style-name="P755"><text:s text:c="4"/>"updated_at": "2017-06-10T12:44:29.000Z",</text:p>
      <text:p text:style-name="P756"><text:s text:c="4"/>"deleted_at": null,</text:p>
      <text:p text:style-name="P757"><text:s text:c="4"/>"user_id": 1</text:p>
      <text:p text:style-name="P758"><text:span text:style-name="T759">}</text:span></text:p>
      <text:p text:style-name="Standard"><text:span text:style-name="T760"><text:tab/></text:span><text:span text:style-name="T761"><text:tab/></text:span><text:span text:style-name="T762"><text:tab/></text:span></text:p>
      <text:p text:style-name="P763"/>
      <text:list text:style-name="LFO1" text:continue-numbering="true">
        <text:list-item>
          <text:p text:style-name="P764">get products of active user →</text:p>
        </text:list-item>
      </text:list>
      <text:p text:style-name="P765"/>
      <text:p text:style-name="P766"><text:span text:style-name="T767">Method</text:span><text:span text:style-name="T768">:</text:span></text:p>
      <text:p text:style-name="P769">GET</text:p>
      <text:p text:style-name="P770"/>
      <text:p text:style-name="P771">URL:</text:p>
      <text:p text:style-name="P772"><text:span text:style-name="T773"><text:tab/></text:span><text:span text:style-name="T774">/products/search/user/active</text:span></text:p>
      <text:p text:style-name="P775"/>
      <text:p text:style-name="P776"><text:span text:style-name="T777">Results (JSON)</text:span><text:span text:style-name="T778">:</text:span></text:p>
      <text:p text:style-name="P779"/>
      <text:p text:style-name="P780">[</text:p>
      <text:p text:style-name="P781"><text:s text:c="4"/>{</text:p>
      <text:p text:style-name="P782"><text:s text:c="8"/>"id": 2,</text:p>
      <text:p text:style-name="P783"><text:s text:c="8"/>"bar_code": "ISBN;9782205073973",</text:p>
      <text:p text:style-name="P784"><text:s text:c="8"/>"user_id": 1</text:p>
      <text:p text:style-name="P785"><text:s text:c="4"/>},</text:p>
      <text:p text:style-name="P786"><text:s text:c="4"/>{</text:p>
      <text:p text:style-name="P787"><text:s text:c="8"/>"id": 3,</text:p>
      <text:p text:style-name="P788"><text:s text:c="8"/>"bar_code": "ISBN;9782100545261",</text:p>
      <text:p text:style-name="P789"><text:s text:c="8"/>"user_id": 1</text:p>
      <text:p text:style-name="P790"><text:s text:c="4"/>},</text:p>
      <text:p text:style-name="P791"><text:s text:c="4"/>{</text:p>
      <text:p text:style-name="P792"><text:s text:c="8"/>"id": 4,</text:p>
      <text:p text:style-name="P793"><text:s text:c="8"/>"bar_code": "ISBN;B0002U0JXQ",</text:p>
      <text:p text:style-name="P794"><text:s text:c="8"/>"user_id": 1</text:p>
      <text:p text:style-name="P795"><text:s text:c="4"/>}</text:p>
      <text:p text:style-name="P796"><text:span text:style-name="T797">]</text:span></text:p>
      <text:p text:style-name="P798"/>
      <text:list text:style-name="LFO1" text:continue-numbering="true">
        <text:list-item>
          <text:p text:style-name="P799">get products from a particular user →</text:p>
        </text:list-item>
      </text:list>
      <text:p text:style-name="P800"/>
      <text:p text:style-name="P801"><text:span text:style-name="T802">Method</text:span><text:span text:style-name="T803">:</text:span></text:p>
      <text:p text:style-name="P804">GET</text:p>
      <text:p text:style-name="P805"/>
      <text:p text:style-name="P806">URL:</text:p>
      <text:p text:style-name="Standard"><text:span text:style-name="T807"><text:tab/></text:span><text:span text:style-name="T808"><text:tab/></text:span><text:span text:style-name="T809">/products/search/user/:userid</text:span></text:p>
      <text:p text:style-name="P810"/>
      <text:p text:style-name="P811"/>
      <text:p text:style-name="P812"><text:span text:style-name="T813">Results (JSON)</text:span><text:span text:style-name="T814">:</text:span></text:p>
      <text:p text:style-name="P815"/>
      <text:p text:style-name="P816">[</text:p>
      <text:p text:style-name="P817"><text:s text:c="4"/>{</text:p>
      <text:p text:style-name="P818"><text:s text:c="8"/>"id": 2,</text:p>
      <text:p text:style-name="P819"><text:s text:c="8"/>"bar_code": "ISBN;9782205073973",</text:p>
      <text:p text:style-name="P820"><text:s text:c="8"/>"user_id": 1</text:p>
      <text:p text:style-name="P821"><text:s text:c="4"/>},</text:p>
      <text:p text:style-name="P822"><text:s text:c="4"/>{</text:p>
      <text:p text:style-name="P823"><text:s text:c="8"/>"id": 3,</text:p>
      <text:p text:style-name="P824"><text:s text:c="8"/>"bar_code": "ISBN;9782100545261",</text:p>
      <text:p text:style-name="P825"><text:s text:c="8"/>"user_id": 1</text:p>
      <text:p text:style-name="P826"><text:s text:c="4"/>},</text:p>
      <text:p text:style-name="P827"><text:s text:c="4"/>{</text:p>
      <text:p text:style-name="P828"><text:s text:c="8"/>"id": 4,</text:p>
      <text:p text:style-name="P829"><text:s text:c="8"/>"bar_code": "ISBN;B0002U0JXQ",</text:p>
      <text:p text:style-name="P830"><text:s text:c="8"/>"user_id": 1</text:p>
      <text:p text:style-name="P831"><text:s text:c="4"/>}</text:p>
      <text:p text:style-name="P832"><text:span text:style-name="T833">]</text:span></text:p>
      <text:p text:style-name="Standard"><text:span text:style-name="T834"><text:tab/></text:span><text:span text:style-name="T835"><text:tab/></text:span><text:span text:style-name="T836"><text:tab/></text:span></text:p>
      <text:p text:style-name="P837">Loans</text:p>
      <text:p text:style-name="P838"><text:tab/></text:p>
      <text:soft-page-break/>
      <text:p text:style-name="P839"><text:tab/>modify database</text:p>
      <text:p text:style-name="P840"/>
      <text:list text:style-name="LFO1" text:continue-numbering="true">
        <text:list-item>
          <text:p text:style-name="P841">create a new loan →</text:p>
        </text:list-item>
      </text:list>
      <text:p text:style-name="P842"/>
      <text:p text:style-name="P843"><text:span text:style-name="T844">Method</text:span><text:span text:style-name="T845">:</text:span></text:p>
      <text:p text:style-name="P846">POST</text:p>
      <text:p text:style-name="P847"/>
      <text:p text:style-name="P848">URL:</text:p>
      <text:p text:style-name="Standard"><text:span text:style-name="T849"><text:tab/></text:span><text:span text:style-name="T850"><text:tab/></text:span><text:span text:style-name="T851">/loans/create/:code/:user_id<text:s/></text:span></text:p>
      <text:p text:style-name="P852"/>
      <text:p text:style-name="P853"><text:span text:style-name="T854">Parameters (JSON)</text:span><text:span text:style-name="T855">:<text:s/></text:span></text:p>
      <text:p text:style-name="P856"/>
      <text:p text:style-name="Normal"><text:span text:style-name="T857"><text:tab/></text:span><text:span text:style-name="T858"><text:tab/></text:span><text:span text:style-name="T859">{</text:span></text:p>
      <text:p text:style-name="P860"/>
      <text:p text:style-name="P861"><text:s text:c="2"/><text:tab/><text:tab/><text:tab/>"start_date": "10/06/2017",</text:p>
      <text:p text:style-name="P862"><text:s/><text:tab/><text:tab/><text:tab/><text:s/>"end_date": ""</text:p>
      <text:p text:style-name="P863"><text:span text:style-name="T864">}</text:span></text:p>
      <text:p text:style-name="P865"/>
      <text:p text:style-name="P866"/>
      <text:p text:style-name="P867"><text:span text:style-name="T868">Results (JSON)</text:span><text:span text:style-name="T869">:</text:span></text:p>
      <text:p text:style-name="P870"/>
      <text:p text:style-name="P871">{</text:p>
      <text:p text:style-name="P872"><text:s text:c="4"/>"result": 1,</text:p>
      <text:p text:style-name="P873"><text:s text:c="4"/>"message": "The loan has been made."</text:p>
      <text:p text:style-name="P874">}</text:p>
      <text:p text:style-name="P875"/>
      <text:p text:style-name="P876"><text:span text:style-name="T877">Possible errors</text:span><text:span text:style-name="T878">:</text:span></text:p>
      <text:p text:style-name="P879"/>
      <text:p text:style-name="P880">If users are not friends or product is already in a loan or even if product does not exist.</text:p>
      <text:p text:style-name="P881"/>
      <text:p text:style-name="P882">Error JSON:<text:s/></text:p>
      <text:p text:style-name="P883"/>
      <text:p text:style-name="P884">{</text:p>
      <text:p text:style-name="P885"><text:s text:c="4"/>"result": 0,</text:p>
      <text:p text:style-name="P886"><text:s text:c="4"/>"message": "The product is already or maybe already in loan at this time. Try with mentioning a end date for the loan."</text:p>
      <text:p text:style-name="P887">}</text:p>
      <text:p text:style-name="P888"/>
      <text:p text:style-name="P889">OR</text:p>
      <text:p text:style-name="P890"/>
      <text:p text:style-name="P891">{</text:p>
      <text:p text:style-name="P892"><text:s text:c="4"/>"result": 0,</text:p>
      <text:p text:style-name="P893"><text:s text:c="4"/>"message": "No products match this id."</text:p>
      <text:p text:style-name="P894">}</text:p>
      <text:p text:style-name="P895"/>
      <text:p text:style-name="P896">OR</text:p>
      <text:p text:style-name="P897"/>
      <text:p text:style-name="P898">{</text:p>
      <text:p text:style-name="P899"><text:s text:c="4"/>"result": 0,</text:p>
      <text:p text:style-name="P900"><text:s text:c="4"/>"message": "The user is not friend with the loaner."</text:p>
      <text:p text:style-name="P901"><text:span text:style-name="T902">}</text:span></text:p>
      <text:p text:style-name="P903"/>
      <text:p text:style-name="P904"/>
      <text:p text:style-name="P905"/>
      <text:list text:style-name="LFO1" text:continue-numbering="true">
        <text:list-item>
          <text:p text:style-name="P906">end a loan →</text:p>
        </text:list-item>
      </text:list>
      <text:p text:style-name="P907"><text:span text:style-name="T908">Method</text:span><text:span text:style-name="T909">:</text:span></text:p>
      <text:p text:style-name="P910">POST</text:p>
      <text:p text:style-name="P911"/>
      <text:p text:style-name="P912">URL:</text:p>
      <text:p text:style-name="P913"><text:span text:style-name="T914"><text:tab/></text:span><text:span text:style-name="T915"><text:tab/></text:span><text:span text:style-name="T916">/loans/end/:code/:user_id<text:s/></text:span></text:p>
      <text:p text:style-name="P917"/>
      <text:p text:style-name="P918"><text:span text:style-name="T919">Parameters (JSON)</text:span><text:span text:style-name="T920">:<text:s/></text:span></text:p>
      <text:p text:style-name="P921"/>
      <text:p text:style-name="P922"><text:span text:style-name="T923"><text:tab/></text:span><text:span text:style-name="T924"><text:tab/></text:span><text:span text:style-name="T925">{</text:span></text:p>
      <text:p text:style-name="P926"/>
      <text:p text:style-name="P927"><text:s text:c="2"/><text:tab/><text:tab/><text:tab/>"start_date": "10/06/2017",</text:p>
      <text:p text:style-name="P928"><text:s/><text:tab/><text:tab/><text:tab/><text:s/>"end_date": "12/06/2017"</text:p>
      <text:p text:style-name="P929"><text:span text:style-name="T930">}</text:span></text:p>
      <text:p text:style-name="P931"/>
      <text:p text:style-name="P932"/>
      <text:p text:style-name="P933"><text:span text:style-name="T934">Results (JSON)</text:span><text:span text:style-name="T935">:</text:span></text:p>
      <text:p text:style-name="P936"/>
      <text:p text:style-name="P937">{</text:p>
      <text:p text:style-name="P938"><text:s text:c="4"/>"result": 1,</text:p>
      <text:p text:style-name="P939"><text:s text:c="4"/>"message": "The end date of the loan has been updated."</text:p>
      <text:p text:style-name="P940">}</text:p>
      <text:p text:style-name="P941"><text:span text:style-name="T942">Possible errors</text:span><text:span text:style-name="T943">:</text:span></text:p>
      <text:p text:style-name="P944"/>
      <text:p text:style-name="P945">If users user is not the owner.</text:p>
      <text:p text:style-name="P946"/>
      <text:p text:style-name="P947">Error JSON:<text:s/></text:p>
      <text:p text:style-name="P948"/>
      <text:p text:style-name="P949">{</text:p>
      <text:p text:style-name="P950"><text:s text:c="4"/>"result": 0,</text:p>
      <text:p text:style-name="P951">"message": "A loan exist with this combination but the owner of the product isn't the active user."</text:p>
      <text:p text:style-name="P952"><text:span text:style-name="T953">}</text:span></text:p>
      <text:p text:style-name="P954"><text:tab/></text:p>
      <text:p text:style-name="P955"/>
      <text:list text:style-name="LFO1" text:continue-numbering="true">
        <text:list-item>
          <text:p text:style-name="P956">delete a loan →</text:p>
        </text:list-item>
      </text:list>
      <text:p text:style-name="P957"/>
      <text:p text:style-name="P958"><text:span text:style-name="T959">Method</text:span><text:span text:style-name="T960">:</text:span></text:p>
      <text:p text:style-name="P961">DELETE</text:p>
      <text:p text:style-name="P962"/>
      <text:p text:style-name="P963">URL:</text:p>
      <text:p text:style-name="P964"><text:span text:style-name="T965"><text:tab/></text:span><text:span text:style-name="T966">/loans/delete/:code/:user_id<text:s/></text:span></text:p>
      <text:p text:style-name="P967"/>
      <text:p text:style-name="P968"/>
      <text:p text:style-name="P969"><text:span text:style-name="T970">Parameters (JSON)</text:span><text:span text:style-name="T971">:<text:s/></text:span></text:p>
      <text:p text:style-name="P972"/>
      <text:p text:style-name="P973"><text:span text:style-name="T974"><text:tab/></text:span><text:span text:style-name="T975"><text:tab/></text:span><text:span text:style-name="T976">{</text:span></text:p>
      <text:p text:style-name="P977"/>
      <text:p text:style-name="P978"><text:s text:c="2"/><text:tab/><text:tab/><text:tab/>"start_date": "10/06/2017",</text:p>
      <text:p text:style-name="P979"><text:s/><text:tab/><text:tab/><text:tab/><text:s/>"end_date": ""</text:p>
      <text:p text:style-name="P980"><text:span text:style-name="T981">}</text:span></text:p>
      <text:p text:style-name="P982"/>
      <text:p text:style-name="P983"/>
      <text:soft-page-break/>
      <text:p text:style-name="P984"><text:span text:style-name="T985">Results (JSON)</text:span><text:span text:style-name="T986">:</text:span></text:p>
      <text:p text:style-name="P987"/>
      <text:p text:style-name="P988">{</text:p>
      <text:p text:style-name="P989"><text:s text:c="4"/>"result": 1,</text:p>
      <text:p text:style-name="P990"><text:s text:c="4"/>"message": "The loan has been well deleted."</text:p>
      <text:p text:style-name="P991"><text:span text:style-name="T992">}</text:span></text:p>
      <text:p text:style-name="P993"><text:span text:style-name="T994"><text:tab/></text:span></text:p>
      <text:p text:style-name="P995"><text:tab/>get informations from bdd</text:p>
      <text:p text:style-name="P996"/>
      <text:list text:style-name="LFO1" text:continue-numbering="true">
        <text:list-item>
          <text:p text:style-name="P997">get all loans →</text:p>
        </text:list-item>
      </text:list>
      <text:p text:style-name="P998"/>
      <text:p text:style-name="P999"><text:span text:style-name="T1000">Method</text:span><text:span text:style-name="T1001">:</text:span></text:p>
      <text:p text:style-name="P1002">GET</text:p>
      <text:p text:style-name="P1003"/>
      <text:p text:style-name="P1004">URL:</text:p>
      <text:p text:style-name="P1005"><text:span text:style-name="T1006"><text:tab/></text:span><text:span text:style-name="T1007">/loans/search/</text:span></text:p>
      <text:p text:style-name="P1008"/>
      <text:p text:style-name="P1009"/>
      <text:p text:style-name="P1010"><text:span text:style-name="T1011">Results (JSON)</text:span><text:span text:style-name="T1012">:</text:span></text:p>
      <text:p text:style-name="P1013"/>
      <text:p text:style-name="P1014">[</text:p>
      <text:p text:style-name="P1015"><text:s text:c="4"/>{</text:p>
      <text:p text:style-name="P1016"><text:s text:c="8"/>"id": 1,</text:p>
      <text:p text:style-name="P1017"><text:s text:c="8"/>"start_date": "2017-10-05T22:00:00.000Z",</text:p>
      <text:p text:style-name="P1018"><text:s text:c="8"/>"end_date": "2020-12-11T23:00:00.000Z",</text:p>
      <text:p text:style-name="P1019"><text:s text:c="8"/>"created_at": "2017-06-11T19:06:12.000Z",</text:p>
      <text:p text:style-name="P1020"><text:s text:c="8"/>"updated_at": "2017-06-11T19:10:50.000Z",</text:p>
      <text:p text:style-name="P1021"><text:s text:c="8"/>"deleted_at": null,</text:p>
      <text:p text:style-name="P1022"><text:s text:c="8"/>"user_id": 1,</text:p>
      <text:p text:style-name="P1023"><text:s text:c="8"/>"product_id": 1</text:p>
      <text:p text:style-name="P1024"><text:s text:c="4"/>}</text:p>
      <text:p text:style-name="P1025"><text:span text:style-name="T1026">]</text:span><text:span text:style-name="T1027"><text:tab/></text:span></text:p>
      <text:p text:style-name="P1028"/>
      <text:p text:style-name="P1029"/>
      <text:p text:style-name="P1030"/>
      <text:list text:style-name="LFO1" text:continue-numbering="true">
        <text:list-item>
          <text:p text:style-name="P1031">get a loan →</text:p>
        </text:list-item>
      </text:list>
      <text:p text:style-name="P1032"/>
      <text:p text:style-name="P1033"><text:span text:style-name="T1034">Method</text:span><text:span text:style-name="T1035">:</text:span></text:p>
      <text:p text:style-name="P1036">GET</text:p>
      <text:p text:style-name="P1037"/>
      <text:p text:style-name="P1038">URL:</text:p>
      <text:p text:style-name="P1039"><text:span text:style-name="T1040"><text:tab/></text:span><text:span text:style-name="T1041">/loans/search/:id</text:span></text:p>
      <text:p text:style-name="P1042"/>
      <text:p text:style-name="P1043"/>
      <text:p text:style-name="P1044"><text:span text:style-name="T1045">Results (JSON)</text:span><text:span text:style-name="T1046">:</text:span></text:p>
      <text:p text:style-name="P1047"/>
      <text:p text:style-name="P1048">[</text:p>
      <text:p text:style-name="P1049"><text:s text:c="4"/>{</text:p>
      <text:p text:style-name="P1050"><text:s text:c="8"/>"id": 1,</text:p>
      <text:p text:style-name="P1051"><text:s text:c="8"/>"start_date": "2017-10-05T22:00:00.000Z",</text:p>
      <text:p text:style-name="P1052"><text:s text:c="8"/>"end_date": "2020-12-11T23:00:00.000Z",</text:p>
      <text:p text:style-name="P1053"><text:s text:c="8"/>"created_at": "2017-06-11T19:06:12.000Z",</text:p>
      <text:soft-page-break/>
      <text:p text:style-name="P1054"><text:s text:c="8"/>"updated_at": "2017-06-11T19:10:50.000Z",</text:p>
      <text:p text:style-name="P1055"><text:s text:c="8"/>"deleted_at": null,</text:p>
      <text:p text:style-name="P1056"><text:s text:c="8"/>"user_id": 1,</text:p>
      <text:p text:style-name="P1057"><text:s text:c="8"/>"product_id": 1</text:p>
      <text:p text:style-name="P1058"><text:s text:c="4"/>}</text:p>
      <text:p text:style-name="P1059"><text:span text:style-name="T1060">]</text:span><text:span text:style-name="T1061"><text:tab/></text:span></text:p>
      <text:p text:style-name="P1062"/>
      <text:list text:style-name="LFO1" text:continue-numbering="true">
        <text:list-item>
          <text:p text:style-name="P1063">get my loans (owner) →</text:p>
        </text:list-item>
      </text:list>
      <text:p text:style-name="P1064"/>
      <text:p text:style-name="P1065"><text:span text:style-name="T1066">Method</text:span><text:span text:style-name="T1067">:</text:span></text:p>
      <text:p text:style-name="P1068">GET</text:p>
      <text:p text:style-name="P1069"/>
      <text:p text:style-name="P1070">URL:</text:p>
      <text:p text:style-name="P1071"><text:span text:style-name="T1072"><text:tab/></text:span><text:span text:style-name="T1073">/loans/search/owner/active</text:span></text:p>
      <text:p text:style-name="P1074"/>
      <text:p text:style-name="P1075"/>
      <text:p text:style-name="P1076"><text:span text:style-name="T1077">Results (JSON)</text:span><text:span text:style-name="T1078">:</text:span></text:p>
      <text:p text:style-name="P1079"/>
      <text:p text:style-name="P1080">[</text:p>
      <text:p text:style-name="P1081"><text:s text:c="4"/>{</text:p>
      <text:p text:style-name="P1082"><text:s text:c="8"/>"id": 1,</text:p>
      <text:p text:style-name="P1083"><text:s text:c="8"/>"start_date": "2017-10-05T22:00:00.000Z",</text:p>
      <text:p text:style-name="P1084"><text:s text:c="8"/>"end_date": "2020-12-11T23:00:00.000Z",</text:p>
      <text:p text:style-name="P1085"><text:s text:c="8"/>"created_at": "2017-06-11T19:06:12.000Z",</text:p>
      <text:p text:style-name="P1086"><text:s text:c="8"/>"updated_at": "2017-06-11T19:10:50.000Z",</text:p>
      <text:p text:style-name="P1087"><text:s text:c="8"/>"deleted_at": null,</text:p>
      <text:p text:style-name="P1088"><text:s text:c="8"/>"user_id": 1,</text:p>
      <text:p text:style-name="P1089"><text:s text:c="8"/>"product_id": 1,</text:p>
      <text:p text:style-name="P1090"><text:s text:c="8"/>"Product": {</text:p>
      <text:p text:style-name="P1091"><text:s text:c="12"/>"id": 1,</text:p>
      <text:p text:style-name="P1092"><text:s text:c="12"/>"type": "CD-ROM",</text:p>
      <text:p text:style-name="P1093"><text:s text:c="12"/>"bar_code": "ISBN;B0002U0JXQ",</text:p>
      <text:p text:style-name="P1094"><text:s text:c="12"/>"date": null,</text:p>
      <text:p text:style-name="P1095"><text:s text:c="12"/>"price": null,</text:p>
      <text:p text:style-name="P1096"><text:s text:c="12"/>"name": "FIFA 2005",</text:p>
      <text:p text:style-name="P1097"><text:s text:c="12"/>"editor": null,</text:p>
      <text:p text:style-name="P1098"><text:s text:c="12"/>"genre": null,</text:p>
      <text:p text:style-name="P1099"><text:s text:c="12"/>"autor": null,</text:p>
      <text:p text:style-name="P1100"><text:s text:c="12"/>"actors": null,</text:p>
      <text:p text:style-name="P1101"><text:s text:c="12"/>"created_at": "2017-06-11T19:05:38.000Z",</text:p>
      <text:p text:style-name="P1102"><text:s text:c="12"/>"updated_at": "2017-06-11T19:05:38.000Z",</text:p>
      <text:p text:style-name="P1103"><text:s text:c="12"/>"deleted_at": null,</text:p>
      <text:p text:style-name="P1104"><text:s text:c="12"/>"user_id": 2</text:p>
      <text:p text:style-name="P1105"><text:s text:c="8"/>}</text:p>
      <text:p text:style-name="P1106"><text:s text:c="4"/>}</text:p>
      <text:p text:style-name="P1107">]</text:p>
      <text:p text:style-name="P1108"/>
      <text:p text:style-name="P1109"/>
      <text:list text:style-name="LFO1" text:continue-numbering="true">
        <text:list-item>
          <text:p text:style-name="P1110">get my loans (loaner) →</text:p>
        </text:list-item>
      </text:list>
      <text:p text:style-name="P1111"/>
      <text:p text:style-name="P1112"><text:span text:style-name="T1113">Method</text:span><text:span text:style-name="T1114">:</text:span></text:p>
      <text:p text:style-name="P1115">GET</text:p>
      <text:p text:style-name="P1116"/>
      <text:p text:style-name="P1117">URL:</text:p>
      <text:p text:style-name="P1118"><text:span text:style-name="T1119"><text:tab/></text:span><text:span text:style-name="T1120">/loans/search/loaner/active</text:span></text:p>
      <text:p text:style-name="P1121"/>
      <text:p text:style-name="P1122"/>
      <text:p text:style-name="P1123"/>
      <text:p text:style-name="P1124"><text:span text:style-name="T1125">Results (JSON)</text:span><text:span text:style-name="T1126">:</text:span></text:p>
      <text:p text:style-name="P1127"/>
      <text:p text:style-name="P1128">[</text:p>
      <text:p text:style-name="P1129"><text:s text:c="4"/>{</text:p>
      <text:p text:style-name="P1130"><text:s text:c="8"/>"id": 1,</text:p>
      <text:p text:style-name="P1131"><text:s text:c="8"/>"start_date": "2017-10-05T22:00:00.000Z",</text:p>
      <text:p text:style-name="P1132"><text:s text:c="8"/>"end_date": "2020-12-11T23:00:00.000Z",</text:p>
      <text:p text:style-name="P1133"><text:s text:c="8"/>"created_at": "2017-06-11T19:06:12.000Z",</text:p>
      <text:p text:style-name="P1134"><text:s text:c="8"/>"updated_at": "2017-06-11T19:10:50.000Z",</text:p>
      <text:p text:style-name="P1135"><text:s text:c="8"/>"deleted_at": null,</text:p>
      <text:p text:style-name="P1136"><text:s text:c="8"/>"user_id": 1,</text:p>
      <text:p text:style-name="P1137"><text:s text:c="8"/>"product_id": 1</text:p>
      <text:p text:style-name="P1138"><text:s text:c="4"/>}</text:p>
      <text:p text:style-name="P1139"><text:span text:style-name="T1140">]</text:span></text:p>
      <text:p text:style-name="P1141"/>
      <text:list text:style-name="LFO1" text:continue-numbering="true">
        <text:list-item>
          <text:p text:style-name="P1142">get loans from a user (owner) →</text:p>
        </text:list-item>
      </text:list>
      <text:p text:style-name="P1143"/>
      <text:p text:style-name="P1144"><text:span text:style-name="T1145">Method</text:span><text:span text:style-name="T1146">:</text:span></text:p>
      <text:p text:style-name="P1147">GET</text:p>
      <text:p text:style-name="P1148"/>
      <text:p text:style-name="P1149">URL:</text:p>
      <text:p text:style-name="P1150"><text:span text:style-name="T1151"><text:tab/></text:span><text:span text:style-name="T1152">/loans/search/owner/:user_id</text:span></text:p>
      <text:p text:style-name="P1153"/>
      <text:p text:style-name="P1154"/>
      <text:p text:style-name="P1155"/>
      <text:p text:style-name="P1156"><text:span text:style-name="T1157">Results (JSON)</text:span><text:span text:style-name="T1158">:</text:span></text:p>
      <text:p text:style-name="P1159"/>
      <text:p text:style-name="P1160">[</text:p>
      <text:p text:style-name="P1161"><text:s text:c="4"/>{</text:p>
      <text:p text:style-name="P1162"><text:s text:c="8"/>"id": 1,</text:p>
      <text:p text:style-name="P1163"><text:s text:c="8"/>"start_date": "2017-10-05T22:00:00.000Z",</text:p>
      <text:p text:style-name="P1164"><text:s text:c="8"/>"end_date": "2020-12-11T23:00:00.000Z",</text:p>
      <text:p text:style-name="P1165"><text:s text:c="8"/>"created_at": "2017-06-11T19:06:12.000Z",</text:p>
      <text:p text:style-name="P1166"><text:s text:c="8"/>"updated_at": "2017-06-11T19:10:50.000Z",</text:p>
      <text:p text:style-name="P1167"><text:s text:c="8"/>"deleted_at": null,</text:p>
      <text:p text:style-name="P1168"><text:s text:c="8"/>"user_id": 1,</text:p>
      <text:p text:style-name="P1169"><text:s text:c="8"/>"product_id": 1,</text:p>
      <text:p text:style-name="P1170"><text:s text:c="8"/>"Product": {</text:p>
      <text:p text:style-name="P1171"><text:s text:c="12"/>"id": 1,</text:p>
      <text:p text:style-name="P1172"><text:s text:c="12"/>"type": "CD-ROM",</text:p>
      <text:p text:style-name="P1173"><text:s text:c="12"/>"bar_code": "ISBN;B0002U0JXQ",</text:p>
      <text:p text:style-name="P1174"><text:s text:c="12"/>"date": null,</text:p>
      <text:p text:style-name="P1175"><text:s text:c="12"/>"price": null,</text:p>
      <text:p text:style-name="P1176"><text:s text:c="12"/>"name": "FIFA 2005",</text:p>
      <text:p text:style-name="P1177"><text:s text:c="12"/>"editor": null,</text:p>
      <text:p text:style-name="P1178"><text:s text:c="12"/>"genre": null,</text:p>
      <text:soft-page-break/>
      <text:p text:style-name="P1179"><text:s text:c="12"/>"autor": null,</text:p>
      <text:p text:style-name="P1180"><text:s text:c="12"/>"actors": null,</text:p>
      <text:p text:style-name="P1181"><text:s text:c="12"/>"created_at": "2017-06-11T19:05:38.000Z",</text:p>
      <text:p text:style-name="P1182"><text:s text:c="12"/>"updated_at": "2017-06-11T19:05:38.000Z",</text:p>
      <text:p text:style-name="P1183"><text:s text:c="12"/>"deleted_at": null,</text:p>
      <text:p text:style-name="P1184"><text:s text:c="12"/>"user_id": 2</text:p>
      <text:p text:style-name="P1185"><text:s text:c="8"/>}</text:p>
      <text:p text:style-name="P1186"><text:s text:c="4"/>}</text:p>
      <text:p text:style-name="P1187"><text:span text:style-name="T1188">]</text:span></text:p>
      <text:p text:style-name="P1189"/>
      <text:list text:style-name="LFO1" text:continue-numbering="true">
        <text:list-item>
          <text:p text:style-name="P1190">get loans from a user (loaner) →</text:p>
        </text:list-item>
      </text:list>
      <text:p text:style-name="P1191"/>
      <text:p text:style-name="P1192"><text:span text:style-name="T1193">Method</text:span><text:span text:style-name="T1194">:</text:span></text:p>
      <text:p text:style-name="P1195">GET</text:p>
      <text:p text:style-name="P1196"/>
      <text:p text:style-name="P1197">URL:</text:p>
      <text:p text:style-name="P1198"><text:span text:style-name="T1199"><text:tab/></text:span><text:span text:style-name="T1200">/loans//search/loaner/:user_id</text:span></text:p>
      <text:p text:style-name="P1201"/>
      <text:p text:style-name="P1202"/>
      <text:p text:style-name="P1203"><text:span text:style-name="T1204">Results (JSON)</text:span><text:span text:style-name="T1205">:</text:span></text:p>
      <text:p text:style-name="P1206"/>
      <text:p text:style-name="P1207">[</text:p>
      <text:p text:style-name="P1208"><text:s text:c="4"/>{</text:p>
      <text:p text:style-name="P1209"><text:s text:c="8"/>"id": 1,</text:p>
      <text:p text:style-name="P1210"><text:s text:c="8"/>"start_date": "2017-10-05T22:00:00.000Z",</text:p>
      <text:p text:style-name="P1211"><text:s text:c="8"/>"end_date": "2020-12-11T23:00:00.000Z",</text:p>
      <text:p text:style-name="P1212"><text:s text:c="8"/>"created_at": "2017-06-11T19:06:12.000Z",</text:p>
      <text:p text:style-name="P1213"><text:s text:c="8"/>"updated_at": "2017-06-11T19:10:50.000Z",</text:p>
      <text:p text:style-name="P1214"><text:s text:c="8"/>"deleted_at": null,</text:p>
      <text:p text:style-name="P1215"><text:s text:c="8"/>"user_id": 1,</text:p>
      <text:p text:style-name="P1216"><text:s text:c="8"/>"product_id": 1,</text:p>
      <text:p text:style-name="P1217"><text:s text:c="8"/>"Product": {</text:p>
      <text:p text:style-name="P1218"><text:s text:c="12"/>"id": 1,</text:p>
      <text:p text:style-name="P1219"><text:s text:c="12"/>"type": "CD-ROM",</text:p>
      <text:p text:style-name="P1220"><text:s text:c="12"/>"bar_code": "ISBN;B0002U0JXQ",</text:p>
      <text:p text:style-name="P1221"><text:s text:c="12"/>"date": null,</text:p>
      <text:p text:style-name="P1222"><text:s text:c="12"/>"price": null,</text:p>
      <text:p text:style-name="P1223"><text:s text:c="12"/>"name": "FIFA 2005",</text:p>
      <text:p text:style-name="P1224"><text:s text:c="12"/>"editor": null,</text:p>
      <text:p text:style-name="P1225"><text:s text:c="12"/>"genre": null,</text:p>
      <text:p text:style-name="P1226"><text:s text:c="12"/>"autor": null,</text:p>
      <text:p text:style-name="P1227"><text:s text:c="12"/>"actors": null,</text:p>
      <text:p text:style-name="P1228"><text:s text:c="12"/>"created_at": "2017-06-11T19:05:38.000Z",</text:p>
      <text:p text:style-name="P1229"><text:s text:c="12"/>"updated_at": "2017-06-11T19:05:38.000Z",</text:p>
      <text:p text:style-name="P1230"><text:s text:c="12"/>"deleted_at": null,</text:p>
      <text:p text:style-name="P1231"><text:s text:c="12"/>"user_id": 2</text:p>
      <text:p text:style-name="P1232"><text:s text:c="8"/>}</text:p>
      <text:p text:style-name="P1233"><text:s text:c="4"/>}</text:p>
      <text:p text:style-name="P1234"><text:span text:style-name="T1235">]</text:span></text:p>
      <text:p text:style-name="P1236"><text:span text:style-name="T1237"><text:tab/></text:span></text:p>
      <text:p text:style-name="P1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 fo:line-height="104%"/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GB" style:language-asian="en" style:country-asian="GB" style:language-complex="ar" style:country-complex="SA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GB" style:language-asian="en" style:country-asian="GB" style:language-complex="ar" style:country-complex="SA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imSun" style:font-name-complex="Helvetic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an Pougetoux</meta:initial-creator>
    <dc:creator>thomas ecalle</dc:creator>
    <meta:creation-date>2017-06-05T23:16:00Z</meta:creation-date>
    <dc:date>2017-06-11T19:23:00Z</dc:date>
    <meta:template xlink:href="Normal.dotm" xlink:type="simple"/>
    <meta:editing-cycles>32</meta:editing-cycles>
    <meta:editing-duration>PT13980S</meta:editing-duration>
    <meta:document-statistic meta:page-count="18" meta:paragraph-count="28" meta:word-count="2121" meta:character-count="14189" meta:row-count="100" meta:non-whitespace-character-count="12096"/>
  </office:meta>
</office:document-meta>
</file>